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ans-serif"/>
    <style:font-face style:name="Calibri1" svg:font-family="Calibri, sans-serif"/>
    <style:font-face style:name="Calibri2" svg:font-family="Calibri" style:font-family-generic="swiss"/>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Dialog">
      <style:text-properties fo:language="pl" fo:country="PL"/>
    </style:style>
    <style:style style:name="P3" style:family="paragraph" style:parent-style-name="Dialog">
      <style:text-properties style:font-name="Calibri2"/>
    </style:style>
    <style:style style:name="P4" style:family="paragraph" style:parent-style-name="Dialog">
      <style:paragraph-properties fo:margin-left="0cm" fo:margin-right="0cm" fo:text-indent="0cm" style:auto-text-indent="false">
        <style:tab-stops/>
      </style:paragraph-properties>
      <style:text-properties fo:language="pl" fo:country="PL"/>
    </style:style>
    <style:style style:name="P5" style:family="paragraph" style:parent-style-name="Wierszyk">
      <style:paragraph-properties fo:margin-left="1.249cm" fo:margin-right="0cm" fo:text-indent="0cm" style:auto-text-indent="false">
        <style:tab-stops/>
      </style:paragraph-properties>
      <style:text-properties fo:language="pl" fo:country="PL"/>
    </style:style>
    <style:style style:name="P6" style:family="paragraph" style:parent-style-name="Text_20_body">
      <style:text-properties fo:language="pl" fo:country="PL"/>
    </style:style>
    <style:style style:name="P7" style:family="paragraph" style:parent-style-name="Text_20_body">
      <style:paragraph-properties fo:text-align="center" style:justify-single-word="false"/>
      <style:text-properties fo:language="pl" fo:country="PL"/>
    </style:style>
    <style:style style:name="P8" style:family="paragraph" style:parent-style-name="Text_20_body">
      <style:text-properties style:font-name="Calibri2"/>
    </style:style>
    <style:style style:name="P9" style:family="paragraph" style:parent-style-name="Text_20_body">
      <style:text-properties style:font-name="Calibri2" fo:language="pl" fo:country="PL"/>
    </style:style>
    <style:style style:name="P10" style:family="paragraph" style:parent-style-name="Text_20_body">
      <style:text-properties fo:background-color="#ffff00"/>
    </style:style>
    <style:style style:name="P11" style:family="paragraph" style:parent-style-name="Heading" style:master-page-name="MP0">
      <style:paragraph-properties style:page-number="auto" fo:break-before="page"/>
      <style:text-properties fo:language="pl" fo:country="PL"/>
    </style:style>
    <style:style style:name="P12" style:family="paragraph" style:parent-style-name="Heading_20_2">
      <style:text-properties fo:language="pl" fo:country="PL"/>
    </style:style>
    <style:style style:name="P13" style:family="paragraph" style:parent-style-name="Heading_20_2">
      <style:text-properties style:font-name="Calibri2" fo:language="pl" fo:country="PL"/>
    </style:style>
    <style:style style:name="P14" style:family="paragraph" style:parent-style-name="Text_20_body">
      <style:text-properties style:font-name="Calibri2" fo:language="pl" fo:country="PL"/>
    </style:style>
    <style:style style:name="T1" style:family="text">
      <style:text-properties fo:language="pl" fo:country="PL"/>
    </style:style>
    <style:style style:name="T2" style:family="text">
      <style:text-properties style:font-name="Calibri1" fo:font-size="11pt"/>
    </style:style>
    <style:style style:name="T3" style:family="text">
      <style:text-properties style:font-name="Calibri"/>
    </style:style>
    <style:style style:name="T4" style:family="text">
      <style:text-properties style:font-name="Calibri" fo:language="pl" fo:country="PL"/>
    </style:style>
    <style:style style:name="T5" style:family="text">
      <style:text-properties style:font-name="Calibri" fo:background-color="#ffff00"/>
    </style:style>
    <style:style style:name="T6" style:family="text">
      <style:text-properties style:font-name="Calibri2"/>
    </style:style>
    <style:style style:name="T7" style:family="text">
      <style:text-properties style:font-name="Calibri2" fo:language="pl" fo:country="PL"/>
    </style:style>
    <style:style style:name="T8" style:family="text">
      <style:text-properties style:font-name="Calibri2" fo:language="pl" fo:country="PL" fo:font-weight="normal" style:font-weight-asian="normal" style:font-weight-complex="normal"/>
    </style:style>
    <style:style style:name="T9" style:family="text">
      <style:text-properties style:font-name="Calibri2" fo:background-color="#ffff00"/>
    </style:style>
    <style:style style:name="T10" style:family="text">
      <style:text-properties style:font-name="Calibri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ynastia Sobieskich – tom II, „Pola Chwały”</text:p>
      <text:h text:style-name="P12" text:outline-level="2">Rozdział I</text:h>
      <text:p text:style-name="P6"/>
      <text:p text:style-name="P6">Na jesieni 1674 roku w całej Rzeczypospolitej ludzie dyskutowali nad znakiem niezwykłym, że oto nie tylko bociany i insze letnie ptaki, lecz także kruki i wrony na południe odlatywały. Obawiano się powszechnie, iż ciężką zimę to zapowiada, jednak ptaki te żarłoczne nie do ciepłych krajów, lecz tylko na Podole się udawały. Spodziewały się tam bowiem, <text:s/>zadziwiającym instynktem czy też wolą Boską prowadzone, wielkich pochodów wojskowych i bitew walnych.</text:p>
      <text:p text:style-name="Text_20_body"><text:span text:style-name="T1">Sułtan turecki i jego doradcy wojskowi w Konstantynopolu również o walkach na Podolu myśleli. Rozejm z Rzeczpospolitą był w oczywisty sposób tymczasowy, Polacy na pewno o Kamieńcu nie zapomną. Wiosenna ofensywa wojsk tureckich przeciwko Rosji zakończyła się klęską. Na rozległych pustkowiach na lewym brzegu Dniepru, które kiedyś były województwem kijowskim, a do których teraz rościł sobie prawo władca Moskwy, oddziały sułtańskie rozpłynęły się, nie znajdując ani wroga, ani łupu, ani chwały bitewnej, ani co gorsza spyży. Wojsko zgłodniało, zmarniało, straciło cały zapał i dyscyplinę - tę okazję na pewno wykorzysta Lew Lechistanu</text:span><text:span text:style-name="Endnote_20_Symbol"><text:span text:style-name="T1"><text:note text:id="ftn1" text:note-class="endnote"><text:note-citation>1</text:note-citation><text:note-body><text:p text:style-name="Endnote"><text:span text:style-name="Absatz-Standardschriftart"><text:span text:style-name="T1">Tak po kampanii 1672 roku Tatarzy i Turcy nazywali Jana Sobieskiego.</text:span></text:span></text:p></text:note-body></text:note></text:span></text:span><text:span text:style-name="T1">.</text:span></text:p>
      <text:p text:style-name="P6">Francuscy doradcy sułtana, tak ochoczo go do wojny z Rosją namawiający, teraz nabrali wody w usta. Nic o gotowości bojowej Lachów mówić nie chcieli, więcej, do rozmów pokojowych namawiali, do zwrotu Polakom Kamieńca nawet przekonując. Przeklęci giaurzy, poradzi sobie sułtan i bez ich rad. Przecież tam, gdzie szatndar Proroka raz został zatknięty, sułtańska władza pozostać musi na wieki. Przeto zwołał sułtan dowódców, wezwał wojska jakie mu pozostały, wystawić kazał nowe, by na odsiecz Kamieńcowi od spodziewanego ataku Polaków je wysłać. Popłynęły zatem nawoływania muezinów, popłynęły rozkazy baszów, popłynęły też pieniądze, i wojska gromadzić się poczęły.</text:p>
      <text:p text:style-name="P6">Również do Tatarów w Białogrodzie wezwanie sułtana dotarło, z niewielkim odzewem się jednak spotkało. Zbyt świeża była pamięć pogromu pod Niemirowem, zbyt wielkie nadzieje na pokój i handel z Lechistanem. Chan zwołał więc starszych, aby oni podjęli decyzję - odmowną zapewne - i pomogli zredagować odpowiedź wymijającą sułtanowi. Medżi Gerej słuchał teraz, jak na wiecu przemawiał jego ojciec, na wszelkie możliwe sposoby argumentując, iż Islam religią pokoju jest. Koran wszak nakazuje miłować Ludy Księgi, prawie że braci w wierze. Godzi się handlować nawet z niewiernymi, bogacić się i tym bogactwem Boga Jedynego rozsławiać, miast na zgubę pewną młodzieńców, dobytek i konie nawet na wojnę wysyłać.</text:p>
      <text:p text:style-name="P6">Medżi wrócił do baraku niedaleko nabrzeża, gdzie wraz z braćmi wysyłkę towaru przygotowywał. Były to siodła z Gruzji, które obijali w tkaninę perską, która tak naprawdę z Salonik pochodziła, a następnie sprzedawali z dużym zyskiem bejom tureckim i tatarskim. Teraz popyt na siodła te musiał wzrosnąć, a że pogoda dopisywała - chwała Allachowi miłościwemu - i statki z Gruzji mogły bezpiecznie płynąć wzdłuż południowego wybrzeża Morza Czarnego, spodziewano się pokaźnych przychodów. Nie takich, jak za czasów pokoju z Lechistanem, który skupował każdą ilość koni, a eksportował czasem klacze a przede wszystkim tkaniny, sukna i ubrania. Ale każdy dochód z handlu jest lepszy niż niepewny łup na wojnie ze Lwem Lechistanu.</text:p>
      <text:p text:style-name="P6">Jednak z innych prowincji imperium przybywały wojska sułtańskie. Ściągały świeże oddziały świetnej kawalerii z Anatolii, Mezopotamii i z Węgier, a także Arabowie na wielbłądach. Pokorni chłopi egipscy byli zmieniani w karnych piechurów i przeprawiani przez morze okrętami. Wioślarzami tych <text:soft-page-break/>okrętów byli chrześcijańscy niewolnicy, także z terenów Lechistanu pobrani, których los był straszliwy. Tysiące tych wioślarzy stanowiło podstawę potęgi morskiej sułtana, a przeklinali go codziennie, gnijąc za życia przy wiośle, przykuci latami do tej samej ławki, niosąc chwałę swego ciemiężyciela po morzach świata. Wybawieniem od tego losu mogła być jedynie śmierć - w odmętach w czasie burzy, lub w płomieniach podczas bitwy z flotą jakąś chrześcijańską. Marną pociechą dla tych dawnych poddanych Rzeczypospolitej było to, że na pewno nie będzie to flota ze znakami Sobieskiego, bo przecie flotą wojenną Rzeczpospolita w owym czasie nie dysponowała.</text:p>
      <text:p text:style-name="P6">Sobieski zaś wojska sposobił. Formowały się oddziały nowe wszędzie tam, dokąd władza nowego króla sięgała, a zatem na Mazowszu, w Małopolsce, na Rusi i Wołyniu, i nawet w Wielkopolsce niespokojnej buntami. Maszerowała piechota cudzoziemskiego zaciągu z Prus Królewskich i również ze Śląska nieliczne oddziały, które zaciągnięto, nim cesarz zaciągów dla Sobieskiego zabronił, niespokojny o los Paców i innych swoich popleczników. Nadchodzili rajtarzy z Kurlandii, dla podniesienia ducha pobożne luterańskie pieśni śpiewając. Polscy jeźdźcy śpiewali tymczasem:</text:p>
      <text:p text:style-name="P5">„Idzie żołnierz borem, lasem</text:p>
      <text:p text:style-name="P5">Przymierając z głodu czasem.</text:p>
      <text:p text:style-name="P5">Suknia na nim nie blakuje,</text:p>
      <text:p text:style-name="P5">Wiatr dziurami przelatuje.</text:p>
      <text:p text:style-name="P5">Chociaż żołnierz nie odziany,</text:p>
      <text:p text:style-name="P5">Przecie pójdzie między pany.</text:p>
      <text:p text:style-name="P5">Trza żołnierza poratować,</text:p>
      <text:p text:style-name="P5">Soli jemu nie żałować.</text:p>
      <text:p text:style-name="P5">Wtenczas żołnierza szanują,</text:p>
      <text:p text:style-name="P5">Kiedy trwogę na się czują”</text:p>
      <text:p text:style-name="P6">A kraj trwogę czujący na wyprawę wojenną się zdobył i obficie wojska opatrzył. Nadspodziewanie pilnie płaciła szlachta, duchowieństwo i mieszczanie nowe podatki wszędzie tam, gdzie sejmiki Konstytucję 1674 roku wprowadziły. Więcej jeszcze dochodów skarbowi królewskiemu przyniosła licytacja dóbr skonfiskowanych przeciwnikom politycznym Sobieskiego, przez trybunały teraz zdrajcami demokracji szlacheckiej nazwanymi, bo przeciw prawom nowym na sejmie tak praworządnie ustanowionym występującym. Te konfiskaty jednak Sobieskiemu niejednokrotnie przeciwników nowych przysparzały, w wielu prowincjach rokoszem grożących, on zatem zalecał trybunałom powściągliwość a i sam często łaskę okazywał. Płacił zatem żołnierzom swym żołd w asygnatach na poczet dochodów przyszłych, tylko pierwszą ratę dla wojsk świeżo zaciągniętych kazał wypłacać monetą, dla zachęty.</text:p>
      <text:p text:style-name="P6">Peter Pirwitz widział w wydarzeniach, których świadkiem był na elekcji, zapowiedź rzeczy wielkich. Ta świadomość nie napełniła mu brzucha, a że w Warszawie nic już do roboty nie miał, wybrał się w drogę powrotną do Gdańska. Tam jednak również nic nań nie oczekiwało. Tymczasem w Gniewie natknął się na werbowników, którzy w imieniu nowo wybranego króla prowadzili zaciągi w Prusach Królewskich do autoramentu cudzoziemskiego. Peter był coraz bardziej głodny, a srebrna moneta werbowników błyszczała tak ślicznie. Zapisał się więc Peter do piechoty, mając przecie nadzieję, że nie na wojnę z Turkiem trafi - wiedział bowiem, że Sobieski w Prusach osłony dla szlaku Gdańsk - Warszawa i eskorty dla tajnych transportów, ze statków francuskich rozładowywanych, potrzebuje.</text:p>
      <text:p text:style-name="P6"><text:soft-page-break/>Wkrótce pożałował swej decyzji. Peter wyobrażał sobie wojaczkę jako pełną trudów, lecz tu nie na wojnę ani na służbę wartowniczą go wysłano, jeno wraz z innymi nieszczęśnikami niekończącym się ćwiczeniom poddano. Dryl bez celu i bez sensu odbywał się dzień i noc. Nawet broni im nie dano, tylko obroty a marsze godzinami ćwiczono, a nawet godzinami na deszczu stać kazano. Wrzask feldwebela towarzyszył rekrutom rano i wiecorem, i w czasie posiłku, z małą jeno przerwą na modlitwę codzienną, też w szeregu odbywającą się. Peter nie widział sensu w tym wszystkim i nienawidził deszcz, feldwebela, brak snu, i siebie za pochopną decyzję zaciągnięcia się. Po pewnym czasie jednak przestał nienawidzić, przestał szukać sensu, przestał myśleć.</text:p>
      <text:p text:style-name="P6">I wówczas wyruszyli.</text:p>
      <text:p text:style-name="Text_20_body"><text:span text:style-name="T1">Również i Szymona Beczałę brzęcząca moneta skusiła. Również i on miał dosyć głodu, który cierpiał niemal ciągle w ojcowej zagrodzie. Teraz, w lecie, jeszcze było dość do jedzenia, ale wiedział Szymon, że i tej zimy na przednówku trudno będzie wytrzymać. Jeszcze i sąsiedzi zza Biebrzy, ze wsi prywatnej pana Branickiego, na pomoc tegoż pana z jego stodół obszernych liczyć mogli, a i sprzężaj tam był, którym pola i pańskie, własne obrabiać byłó można, tu jednak Szymon i jego starsi bracia, i ojciec stary do królewskiej ziemi przypisani byli a serce starosty jakoby z kamienia było. A nie zawsze było tak biednie Podlasiu. Kiedyś przecie były i sady, i końmi się orało, a teraz, to już będzie od szwedzkich czasów chyba, i sady wycięte, i konie pobrane, a same nie wrócą. Po Szwedach przyszli Siedmiogrodzianie, a po nich Moskale, poszli oni wszyscy wreszcie, ale zniszczenia zostały. Szymon nie mógł filozofować o tym, dlaczego większość wsi prywatnych w dwadzieścia lat po Potopie już w pełni odbudowanych było, a królewskie dalej w ruinie leżały</text:span><text:span text:style-name="Endnote_20_Symbol"><text:span text:style-name="T1"><text:note text:id="ftn2" text:note-class="endnote"><text:note-citation>2</text:note-citation><text:note-body><text:p text:style-name="Endnote"><text:span text:style-name="Absatz-Standardschriftart"><text:span text:style-name="T1">Do dzisiaj niewielu o tym filozofowało. Historycznie,</text:span></text:span></text:p></text:note-body></text:note></text:span></text:span><text:span text:style-name="T1">. <text:s/>Zrobił jednak to, co też i tysiące innych chłopów ze zrujnowanych wsi, dał się zwerbować.</text:span></text:p>
      <text:p text:style-name="P6">Maszerował zatem Peter z muszkietem na jednym ramieniu, i z forkietem na drugim. Miał na sobie nowy, niebieski kubrak, kapelusz z szerokim rondem i dragońskie buty. Razem z nim na drodze kurz wzbijała cała kompania muszkieterów. Za nimi maszerowała kompania pikinierów, dalej znowu muszkieterowie, i tak dalej, cały regiment piechoty. Za nimi jechał konno Szymon Beczała wraz z całym regimentem dragonów. Dalej inne, nowo sformowane regimenty z całej wiernej królowi Rzeczypospolitej.</text:p>
      <text:p text:style-name="P6">Ciągneły te regimenty różnymi drogami w stronę Rusi wśród wzgórz Roztocza. Im bliżej Lwowa, tym gęściej patrolowały na tych wzgórzach oddziały kawalerii koronnej, aby ciekawe oczy szpiegów tureckich czy jakichkolwiek innych z dala od tych pochodów utrzymać. Na jednym z takich wzgórz bacznie na okolicę spoglądał młody, dobrze zbudowany porucznik pancernych wraz ze swoim pocztem. Marszcząc czoło pod misiurką obramowaną kolczugą obserwował niewielki oddział lekkiej jazdy zwanej wołoską, którą dowodził jeszcze porucznik jeszcze młodszy wiekiem, młodzian prawie, drobnej postawy, od ucha do ucha roześmiany.</text:p>
      <text:p text:style-name="P2">- Czołem, panie Starczyński! Cieszę się, że waści znowu widzę - krzyknął młodszy porucznik do dowódcy pancernych.</text:p>
      <text:p text:style-name="P2">- Czołem, czołem, panie Ostrowski - odpowiedział starszy porucznik - cieszysz się waść pewno również na wyprawę wojenną.</text:p>
      <text:p text:style-name="P2">- I pewno, wreszcie wyprawa na wroga.</text:p>
      <text:p text:style-name="P2">- To waści nie zajedno, kogo pierzem? Czy Turków, czy patriotów? - pan Starczyński nie mógł powstrzymać sarkazmu.</text:p>
      <text:p text:style-name="P2">- Rodaków bić ciężko, choć patriotów wśród nich nie było, cośmy ich w Poznaniu pogromili. Przeciw majestatowi króla rękę podnieśli.</text:p>
      <text:p text:style-name="P2"><text:soft-page-break/>- W obronie wolności swej stawać przywilejem szlachcica i obywatela jest w tej Rzeczypospolitej.</text:p>
      <text:p text:style-name="P2">- Broń na króla albo hetmana wielkiego podnosić w czas wojenny to warcholstwo a i prawie zdrada.</text:p>
      <text:p text:style-name="P2">- Jednak król i hetman wielki wojsko w czas wojenny nie na Turka powiodł był, jeno na Poznań.</text:p>
      <text:p text:style-name="P2">- Przecie Poznań ten już drugi raz po elekcji przeciw elektowi większością sejmu na Woli obranemu zbuntował się, i to zdrajców a także posłów z Brandenburgii robota. To jasne po tym, jak znaleźliśmy listy u tych pludraków, co i potem obwieszono.</text:p>
      <text:p text:style-name="P2">- Zawsze tak bywało, że się karmazyni z sąsiady zagranicznymi znosili.</text:p>
      <text:p text:style-name="P2">- I do czego to doprowadziło? Do tego że hetman wielki litewski swe wojsko z bitwy wyprowadza, bo jego zagraniczni przyjaciele końca naszej wojny z Turkiem nie chcą?</text:p>
      <text:p text:style-name="P6">Starczyński nie miał już odpowiedzi na coraz bardziej zapalczywe argumenty przjaciela. Nie poznawał go prawie, jeszcze niedawno to on tłumaczył młodszemu szlachcicowi meandry polityki. Teraz Ostrowski nie słuchał już, jeno mówił jak Sobieskiego agitator. A zatem nie tylko wolności szlacheckie odebrał Sobieski Starczyńskiemu, lecz również przyjaciela.</text:p>
      <text:p text:style-name="P6"/>
      <text:h text:style-name="P12" text:outline-level="2">Rozdział II</text:h>
      <text:p text:style-name="P6">Wreszcie regimenty i chorągwie wszystkie na swoje miejsce jak kawałki układanki wskoczyły. Pan Jabłonowski z zadowoleniem pochylał się nad mapą, jego plan obronny Rusi obrazującą. Przodem, po wschodniej stronie Strypy i Zbrucza, leżały chorągwie lekkie, ruchy przeciwnika rozpoznać mające. Za Zbruczem rozstawiono regimenty piechoty cudzoziemskiej, mocno bronią ognistą nasycone i artylerią lekką wsparte, nieco dalej zaś chorągwie pancerne i husarskie. Główny odwód pod dowództwem Mikołaja Sieniawskiego stał wedle Lwowa. I teraz nadeszło uderzenie wroga.</text:p>
      <text:p text:style-name="P6">Krymskie czambuły były tylko cieniem samych siebie sprzed dwóch lat, gdy tę ziemię najeżdżały. Jednak przeszły Podole bez żadnego oporu Lachów, w serca skośnookich grabieżców wstępowała zatem nadzieja w powodzenie tej inwazji. Zostawili na boku dobrze opatrzoną i dzielnie bronioną Trembowlę i kierowali się na Lwów. Tym razem od oblężenia nie odstąpią, obiecywali sobie Tatarzy. Miasto paść musi, i zostanie ograbione. Zanim jednak do Lwowa dotrą, przez liczne rzeki Rusi przeprawić się muszą. Oto Strypa, dość głębokim wąwozem płynąca. Już pierwsze szeregi czambułu w nurt rzeki weszły, już wspinają się na przeciwległą skarpę. Pogonili konie, trzeba wejść na skarpę zanim Lachy, jeśli siedzą na wierzchu, skrzykną się i obronę zorganizują.</text:p>
      <text:p text:style-name="P6">Nagle padło kilka strzałów z pistoletów, kilku wojowników spadło w nurty Strypy. Lachy są zatem na górze! Zamieszanie. Lecz krzyki dowódców i odgłos piszczałek pogonił Tatarów. Już cały torhak wspiął się na skarpę i rozsypał w wachlarz, szukając zaczajonych przeciwników. Lecz przeciwnik nie czaił się wcale, jeno tyły podał - kilkunastu polskich jeźdźców umykało właśnie na zachód. Na nic zdalo się arkanów rzucanie, tak żwawo wróg uciekał. Allach łaskawy, cały czambuł przeprawi się teraz bez problemów.</text:p>
      <text:p text:style-name="P6">Rozkaz wyrwał piechotę z popołudniowej drzemki. W takt werbla, poganiane wrzaskiem sierżantów, kompanie wybiegały przed wał obozu, dopiero co wielkim wysiłkiem w promieniach sierpniowego słońca wzniesionego. Peter Piwitz dźwigał swój muszkiet i widełki do niego w obu rękach i przebiegł obok pikinierów, już wbijających w pylistą ziemię tylce swoich pik. O kilkanaście <text:soft-page-break/>kroków przed pikinierami stał sierżant Petera i pokazywał szpontonem muszkieterom, gdzie mają linię swoją ustawić. Tam też ujrzał Peter chmurę pyłu, szybko zmierzającą ku nim od strony rzeki Strypy. To jazda! Peter pomyślał „za późno!”. Była to jednak chorągiew koronnej jazdy lekkiej, która zwolniła przy piechurach, a jej dowódca krzyknął „Tatarów zagon niemały, dwa pacierze za nami!”. Jeźdźcy już wolniej minęli obóz i zniknęli wśród wzgórz ciągnących się w stronę Lwowa.</text:p>
      <text:p text:style-name="P6">Peterowi krew dudniła w uszach, ledwo słyszał rozkazy sierżanta, nakazujące muszkiet oprzeć o widełki i podsypać, mimo że sierżant tuż koło Petera, w drugim szeregu muszkieterów, stanął. Chmura pyłu wzniesiona przez lekką jazdę przesłaniała Peterowi widok. Wzrok sierżanta, starego wojaka, dojrzał Tatarów na czas. „Czuj! Cel! Feuer!” Padły rozkazy. Huk, błysk, dym. Dudnienie w uszach przeszło w dzwonienie, usłyszał jednak sygnał werbla nakazujący powrót kontrmarszem za linię pikinierów. Tam ponownie sierżant ustawił muszkieterów w linie przy pomocy wrzasków i szpontona. Peter jak automat rozpoczął nabijanie muszkietu w takt werbla. Pół wieczności później był już gotów, równo z pozostałymi. Sierżant nakazał celować ponad hełmami pikinierów. Teraz dopiero Peter spojrzał w przód i ujrzał pochylonych żołnierzy w półpancerzykach i w hełmach, krzepko trzymających piki, które w tej chwili były jedyną barierą oddzielającą Rzeczpospolitę od hordy. Tatarzy zaś, szara masa jeźdźców w podartych, wełnianych kubrakach, kłębili się przed tą ścianą, co rusz któryś uderzał szablą o pikę, nikt jednak nie miał ochoty na piki się rzucić. „Czuj!” padł rozkaz. Pikinierzy pochylili się jeszcze bardziej. „Cel! Feuer!” Huk, błysk, dym. Obracając się, by zająć miejsce w ostatnim rzędzie muszkieterów, Peter zobaczył że pikinierzy spokojnie jak na paradzie wzięli piki na ramiona i pomaszerowali w tył, w stronę wałów obozu. Przed wałami obrócili się ponownie i ustawili piki w stronę Tatarów. Ci jednak nie palili się do natarcia, zwłaszcza że każda salwa muszkieterów zwalała kilku jeźdźców i koni. Każdy rząd muszkieterów, oddawszy salwę, brał broń i szedł stawać się ostatnim rzędem i nabijać. Wszystko to, strzelanie, podnoszenie muszkietu i widełek na ramiona, maszerowanie, i liczne ruchy nabijania wykonywane było w takt werbla bez rozkazu, jak to ćwiczono tysiące razy w ciągu ostatnich kilku miesięcy. Peter teraz już widział w tym wszystkim ład i rękę pułkownika Stanisława Morsztyna, który bacznie obserwował sytuację znad bramy obozu.</text:p>
      <text:p text:style-name="P6">Ujrzał wreszcie pan Morsztyn jako pierwszy, a po nim jego na dole walczący żołnierze, nowe obłoki kurzu, szybko przemieszczającą się jazdę zwiastujące. Od drugiej linii kordonu lwowskiego wsparcie jazdy koronnej nadchodziło. Jazda ta rozdzieliła się na dwie grupy, z dwóch stron obóz piechoty obiegające, i z dwóch stron na Tatarów uderzyć mające.</text:p>
      <text:p text:style-name="P6"><text:span text:style-name="T2">Zanim to jednak nastąpiło, Tatarzy chwycili za arkany. Patrzył Peter z przerażeniem na tę broń, o której historie starsi żołnierze opowiadali ku przestrodze młodszym. Tatarzy nawet pokonani chętnie wyłuskiwali z szyków polskich a to oficerów, aby okup później za nich uzyskać, a to żołnierzy, aby ich na niewolę okrutną przedać. Teraz poszybowały arkany w stronę pikinierów, przed Petera i innych muszkieterów wysuniętych. Piki uniosły się nieco w górę. Sznury arkanów o drzewce pik się obiły i nieszkodliwie na ziemię spadły.</text:span> <text:s/></text:p>
      <text:p text:style-name="P6">Starczyński na czele swej chorągwi pancernej dał sygnał do przejścia w galop. Palił się do starcia z tym przeciwnikiem, wrogiem prawdziwym. Dość już się z wrogiem wewnętrznym, jak to ten <text:s/>wierny hetmana sekundant Ostrowski nazwał, nawojował. Dość już walki ze szlachcicami dobrymi, uzurpatora nieuznającymi. Pragnął teraz zmiażdżyć Tatarów i wszystkich innych wrogów Rzeczypospolitej, aby potem porządek w niej zaprowadzić, stare dobre prawa przywrócić i uzurpatora pokarać. Tak, bić Tatarów! Ci podali tyły i z miejsca galopem rzucili się w stronę Strypy. Rzeka letnimi upałami zmniejszona znacznie, lecz jej wąwóz dość głęboki tylko w niewielu miejscach do przeprawy <text:soft-page-break/>szybkiej się nadawał, i do tego właśnie miejsca Tatarzy zmierzali. Wzdłuż wąwozu jednak drogę im zabiegła cwałem chorągiew lekka, wołoska. Znowu ten Ostrowski pierwszy!</text:p>
      <text:p text:style-name="P6">Konie chorągwi wołoskiej jeszcze temu ostatniemu wysiłkowi z trudem podołały. Po całym dniu upalnym zwiadu wzdłuż Strypy, po ucieczce przed Tatarami pozorowanej, i po rozwiezieniu meldunków i rozkazów po jednostkach w okolicy rozlokowanych ustawały już i drugie, zmienione wierzchowce. Na spienionych koniach wjechali więc wołosi w nurt Strypy, rozcinając gromadę uciekających Tatarów. Pierzchło zmęczenie polskich jeźdźców, gdy wroga wreszcie po długim pościgu dopadli, i gromili straszliwie, z jednej strony wołosie, z drugiej pancerni. Ostrowski rzeź wreszcie powstrzymał i kilku choć żywcem brać kazał, by ich wojewodowi Jabłonowskiemu obroną Rusi zawiadującemu podesłać. Będzie on na pewno z języka zadowolony.</text:p>
      <text:p text:style-name="P6">Tak, Jabłonowski miał powody do zadowolenia pochylając się nad mapą. Jego taktyka łączenia ofensywnego rozpoznania z obroną umocnionych pozycji piechoty przyniosła zdecydowne wyniki. Liczył rozbite torhaki i odparte czambuły, i starał się z intensywności walk wywnioskować, gdzie kierują się siły sułtańskie, przeciwnik poważniejszy niż Tatarzy. Liczył jednak też salwy oddane przez swój lud ognisty i przez armaty, i z troską myślał o coraz wolniej dochodzących do Lwowa uzupełnieniach amunicji.</text:p>
      <text:p text:style-name="P7"/>
      <text:p text:style-name="P7">* <text:s/>* <text:s/>*</text:p>
      <text:p text:style-name="P6"/>
      <text:p text:style-name="P6">Pogoda psuła się coraz bardziej nad Kanałem La Manche i kapitan de Gourdant chciał wreszcie wiedzieć, kiedy następnego rejsu do Gdańska spodziewać się przyjdzie. Wszak okręty przygotować trzeba, a jeśli pora zimowa na Bałtyku ich zastanie, to i wyposażenie warsztatowe trzeba by mieć ze sobą, i materiały szkutnicze. W przypadku konieczności napraw trudno na coś liczyć w tych <text:s/>wschodnich krajach. Ponury z natury de Gourdant chmurzył się coraz bardziej, w miarę jak na niebie chmury jesienne gęstniały. Poczucie obowiązku wobec spodziewanej wyprawy kazały mu szukać pułkownika de Beaulieu, który najpewniejsze informacje co do rozkazów spodziewanych dostarczyć mógł. Wrodzony upór kapitana doprowadził go do odpowiednich drzwi w Sekretariacie Marynarki w Paryżu, gdzie w tajnym gabinecie tajny urzędnik wyjawił w zaufaniu, w której knajpie w Rouen pan pułkownik de Beaulieu w nowej tajnej misji aktualnie wino popija.</text:p>
      <text:p text:style-name="P6">Pojechał zatem de Gourdant do Rouen.</text:p>
      <text:p text:style-name="P6">Prawie nie poznał pułkownika, żadnych oznak swojego stopnia czy nawet służby królewskiej nienoszącego, ten jednak skinął od razu na niepewnie po karczmie rozglądajo się kapitana. Nie chciał mianowicie powodować większego zainteresowania przybyszem, odstającym raczej znacznie od stałych bywalców karczmy, do której marynarze z podlejszych statków częściej niż oficerowie wojennej marynarki królewskiej zaglądali.</text:p>
      <text:p text:style-name="P2">- Panie Kapitanie – zaczepił błądzącego – Kurs pan Kapitan zgubił na Sekwanie?</text:p>
      <text:p text:style-name="P2">- Kurs zgubiłem na burzliwych wodach polityki, trudniejszych w nawigacji niż trasy morskie – odparł de Gourdant dosiadając się.</text:p>
      <text:p text:style-name="P2">- Na politykę wyprawił się Pan Kapitan? Wielce niebezpieczna to wyprawa, lepiej zostawić ją dla bardziej na tych szlakach obytych.</text:p>
      <text:p text:style-name="P2">- Nie zamierzam wpływać na Panu Pułkownikowi lepiej niż mi znane wody. Jednak wiedzieć mi trzeba, kiedy nam rejs następny do Gdańska wypadnie, gdyż na sezon zimowy okręty <text:soft-page-break/>przygotować muszę. Albo wypłyniemy w dniach najbliższych, albo na sztormy zimowe szykować przyjdzie nam przed rejsem – już bez upiększeń wyjaśnił de Gourdant.</text:p>
      <text:p text:style-name="P2">- Ani w dniach najbliższych nie wypłyniemy, ani grudniowych sztormów na Bałtyku w tym roku nie obaczycie – ostrożnie rzekł de Bealieu.</text:p>
      <text:p text:style-name="P2">- Dla porz<text:span text:style-name="T6">ą</text:span><text:span text:style-name="T3">dnie przygotowanego okr</text:span><text:span text:style-name="T6">ę</text:span><text:span text:style-name="T3">tu nie s</text:span><text:span text:style-name="T6">ą</text:span><text:span text:style-name="T3"> te sztormy przecie straszne. Marynarzom takie sprawy zwyczajne, a w sytuacji naprawd</text:span><text:span text:style-name="T6">ę</text:span><text:span text:style-name="T3"> trudnej schroni</text:span><text:span text:style-name="T6">ć</text:span><text:span text:style-name="T3"> si</text:span><text:span text:style-name="T6">ę</text:span><text:span text:style-name="T3"> w przyjaznych szwedzkich portach mo</text:span><text:span text:style-name="T6">ż</text:span><text:span text:style-name="T3">emy.</text:span></text:p>
      <text:p text:style-name="P2"><text:span text:style-name="T3">- Nie dlatego, abym si</text:span><text:span text:style-name="T6">ę</text:span><text:span text:style-name="T3"> narazi</text:span><text:span text:style-name="T6">ć</text:span><text:span text:style-name="T3"> okr</text:span><text:span text:style-name="T6">ę</text:span><text:span text:style-name="T3">ty i marynarzy dzielnych Jego Kr</text:span><text:span text:style-name="T6">ó</text:span><text:span text:style-name="T3">lewskiej mo</text:span><text:span text:style-name="T6">ś</text:span><text:span text:style-name="T3">ci obawia</text:span><text:span text:style-name="T6">ł</text:span><text:span text:style-name="T3"> rezygnujemy z tych wypraw. Nie mamy, aktualnie, celu w wyprawie do Gda</text:span><text:span text:style-name="T6">ń</text:span><text:span text:style-name="T3">ska.</text:span></text:p>
      <text:p text:style-name="P2">- Ależ jak to, nowego sojusznika ostawimy?</text:p>
      <text:p text:style-name="P2"><text:span text:style-name="T2">- Uciszcie się, de Gourdant! – syknął kapitan -</text:span> nie dla zwyk<text:span text:style-name="T6">ł</text:span><text:span text:style-name="T3">ych marynarskich uszu to sprawy. Powiem wam jedno, </text:span><text:span text:style-name="T6">ż</text:span><text:span text:style-name="T3">e sojusznik nasz nadal z drugim sojusznikiem wojuje, i dop</text:span><text:span text:style-name="T6">ó</text:span><text:span text:style-name="T3">ki to trwa, na wsparcie nasze obaj poczeka</text:span><text:span text:style-name="T6">ć</text:span><text:span text:style-name="T3"> musz</text:span><text:span text:style-name="T6">ą</text:span><text:span text:style-name="T3">.</text:span></text:p>
      <text:p text:style-name="P2"><text:span text:style-name="T3">Zamy</text:span><text:span text:style-name="T6">ś</text:span><text:span text:style-name="T3">li</text:span><text:span text:style-name="T6">ł</text:span><text:span text:style-name="T3"> si</text:span><text:span text:style-name="T6">ę</text:span><text:span text:style-name="T3"> pan de Bealieu.</text:span></text:p>
      <text:p text:style-name="P2"><text:span text:style-name="T3">- M</text:span><text:span text:style-name="T6">ó</text:span><text:span text:style-name="T3">wicie: Ba</text:span><text:span text:style-name="T6">ł</text:span><text:span text:style-name="T3">tyk, my</text:span><text:span text:style-name="T6">ś</text:span><text:span text:style-name="T3">licie: Szwecja - powiedzia</text:span><text:span text:style-name="T6">ł</text:span><text:span text:style-name="T3"> powoli do kapitana - trzebaby Szwecj</text:span><text:span text:style-name="T6">ę... </text:span></text:p>
      <text:p text:style-name="P8">Tu przerwał. Nie mógł przecie opowiedzieć o pomyśle intrygi nowej, jaki u niego zakiełkował. Intrygi mającej również Szwecję do konfliktu wprowadzić mającą. Bo jeśli nie Rzeczpospolita elektora Brandenburskiego walką związać miała, aby ten w Alzacji nie bruździł, to może chociaż Szwecja, pamięć o której wśród Niemców ćwierć wieku po Wojnie Trzydziestoletniej nadal żywa była. Ale czy to dobrze, Szwecję zdobyczami nowymi w Niemczech tuczyć? Do Szczecina i Meklemburgii co jeszcze dołożyć można, by sojusznik ten za silny nie był? Może lepiej niech Rzeczpospolita się za tę wojnę weźmie, w nagrodę Prusy zgarnie i potencjalnie przeciwwagą dla Szwecji będzie. Gdybyż wreszcie ci uparci Polacy zakończyli tę nikomu niepotrzebną wojnę z Turcją... Teraz trzeba i w Szwecji podbesztać, i Polaków w orbitę Króla-Słońce wprowadzić... Dużo pracy tej jesieni.</text:p>
      <text:p text:style-name="P3">- Popłyniesz, kapitanie do Gdańska. We<text:span text:style-name="T6">ź</text:span>miesz na pok<text:span text:style-name="T6">ł</text:span>ad pana de Bethune, kt<text:span text:style-name="T6">ó</text:span>ry misj<text:span text:style-name="T6">ę</text:span> now<text:span text:style-name="T6">ą</text:span> a piln<text:span text:style-name="T6">ą</text:span> w Polsce odbywa<text:span text:style-name="T6">ć</text:span> b<text:span text:style-name="T6">ę</text:span>dzie. Potem przygotujesz okr<text:span text:style-name="T6">ę</text:span>ty do rejs<text:span text:style-name="T6">ó</text:span>w zimowych. Ja w Pary<text:span text:style-name="T6">ż</text:span>u z ministrem Pompone rozm<text:span text:style-name="T6">ó</text:span>wi<text:span text:style-name="T6">ć</text:span> si<text:span text:style-name="T6">ę</text:span> musz<text:span text:style-name="T6">ę</text:span>, lecz s<text:span text:style-name="T6">ą</text:span>dz<text:span text:style-name="T6">ę</text:span> <text:span text:style-name="T6">ż</text:span>e zim<text:span text:style-name="T6">ą</text:span> razem w rejs udamy si<text:span text:style-name="T6">ę.</text:span></text:p>
      <text:p text:style-name="P3"/>
      <text:p text:style-name="P7"/>
      <text:p text:style-name="P7">* <text:s/>* <text:s/>*</text:p>
      <text:p text:style-name="Text_20_body"><text:span text:style-name="T1">"Wielce moja </text:span><text:span text:style-name="T7">ż</text:span><text:span text:style-name="T4">ycia a serca pociecho... Jakie</text:span><text:span text:style-name="T7">ż</text:span><text:span text:style-name="T4"> to wie</text:span><text:span text:style-name="T7">ś</text:span><text:span text:style-name="T4">ci niedobre, a raczej ich brak od WMci Serca mego krewnych i znajomych, jako </text:span><text:span text:style-name="T7">ż</text:span><text:span text:style-name="T4">e gotowizny przyobiecaney mi nieprzysy</text:span><text:span text:style-name="T7">ł</text:span><text:span text:style-name="T4">aj</text:span><text:span text:style-name="T7">ą</text:span><text:span text:style-name="T4">. Przecie nie dlatego, i</text:span><text:span text:style-name="T7">ż</text:span><text:span text:style-name="T4"> Jego Wysoko</text:span><text:span text:style-name="T7">ś</text:span><text:span text:style-name="T4">ci w skarbcu brakuje, bo mu brakuje, dla wojen i innych turbacyj, ale tyle co mi przyobieca</text:span><text:span text:style-name="T7">ł</text:span><text:span text:style-name="T4"> zawsze wys</text:span><text:span text:style-name="T7">ł</text:span><text:span text:style-name="T4">a</text:span><text:span text:style-name="T7">ć</text:span><text:span text:style-name="T4"> mo</text:span><text:span text:style-name="T7">ż</text:span><text:span text:style-name="T4">e. <text:s/>Musi to by</text:span><text:span text:style-name="T7">ć</text:span><text:span text:style-name="T4">, </text:span><text:span text:style-name="T7">ż</text:span><text:span text:style-name="T4">e JKM</text:span><text:span text:style-name="T7">ć</text:span><text:span text:style-name="T4"> Ludwik wojny naszej z Turkiem wspiera</text:span><text:span text:style-name="T7">ć</text:span><text:span text:style-name="T4"> nie chce. My j</text:span><text:span text:style-name="T7">ą</text:span><text:span text:style-name="T4"> przecie</text:span><text:span text:style-name="T7">ż zakoń</text:span><text:span text:style-name="T4">czy</text:span><text:span text:style-name="T7">ć</text:span><text:span text:style-name="T4"> musim, a jak tu o ko</text:span><text:span text:style-name="T7">ń</text:span><text:span text:style-name="T4">czeniu my</text:span><text:span text:style-name="T7">ś</text:span><text:span text:style-name="T4">le</text:span><text:span text:style-name="T7">ć</text:span><text:span text:style-name="T4">, pieni</text:span><text:span text:style-name="T7">ą</text:span><text:span text:style-name="T4">dza nie maj</text:span><text:span text:style-name="T7">ą</text:span><text:span text:style-name="T4">c. Jeszcze JM</text:span><text:span text:style-name="T7">ć</text:span><text:span text:style-name="T4"> pan Podskarbi w Warszawie rezerw ostatnich gotowizny dobywa, z tego co nam do tej pory przys</text:span><text:span text:style-name="T7">ł</text:span><text:span text:style-name="T4">ano, jednak pono, </text:span><text:span text:style-name="T7">ż</text:span><text:span text:style-name="T4">e wi</text:span><text:span text:style-name="T7">ę</text:span><text:span text:style-name="T4">cej w pa</text:span><text:span text:style-name="T7">ł</text:span><text:span text:style-name="T4">ac sw</text:span><text:span text:style-name="T7">ó</text:span><text:span text:style-name="T4">j nowy wedle Kabat </text:span><text:span text:style-name="T7">ł</text:span><text:span text:style-name="T4">o</text:span><text:span text:style-name="T7">ży, a mi grosze nędzne odsyła. A Kątski jenerał artyleryi wielce teraz pieniędzy potrzebuje, bo we Lwowie działa ostatnie szykuje, którymi </text:span><text:span text:style-name="T8">Bar i </text:span><text:span text:style-name="T7">Kamieniec oblegać będziemy. Insze wojska już w pole wyszły, i ja za nimi wyjeżdżam dzisiaj. Śpiesznie nam trza wojować albo li też głodować, bo choć pora po żniwach iest, to ludzie tej krainy odeszli...</text:span><text:span text:style-name="T4">"</text:span></text:p>
      <text:p text:style-name="P6"/>
      <text:p text:style-name="P6">Kraina, kt<text:span text:style-name="T6">ó</text:span><text:span text:style-name="T3">r</text:span><text:span text:style-name="T6">ą</text:span><text:span text:style-name="T3"> Ostrowski z grzbietu wierzchowca ogl</text:span><text:span text:style-name="T6">ą</text:span><text:span text:style-name="T3">da</text:span><text:span text:style-name="T6">ł, była prawie wyludniona. Już od Lwowa na wschód wioski często puste stały, za Strypą zaś osady ludzkie znikły zupełnie. Od nieszczęśliwego roku 1648 tyle wycierpiała ta ziemia z rąk tatarskich, lecz nade wszystko z rąk </text:span><text:soft-page-break/><text:span text:style-name="T6">bratnich, kozackich i polskich, po rajdach pana Czarneckiego, dziś nieprzejednanego Sobieskiego wroga, spokój na Ukrainie zaprowadzono, lecz był to spokój cmentarny. Po tym uspokojeniu zaś, nim o osiedlanie chłopów i odbudowa miasteczek na dobre zaczęły się, zwaliła się nawała kolejna, tatarsko - osmańska. Nieliczne jeno osiedla, stanice wojskowe bardziej przypominające, jako to Husiatyń, ..., wśród stepu uparcie trwały. Teraz zaś, Ostrowski rozważał, ani głowy gdzie skłonić, ani języka gdzie dostać. A przecie jego, Ostrowskiego chorągiew miała być oczami i uszami podjazdu, jaki pan Sieniawski na Podole wysłał. Sam zaś z piechotami metodyczniej od Trembowli za podjazdem postępował, w tych dniach pod Husiatyń docierając. Podjazd zaś, pod dowództwem pana Gabriela Silnickiego, kasztelana czernihowskiego, znieść miał wszystkie wrogie czaty aż po Kamieniec i w ten sposób pochód armii całej koronnej otworzyć. Prędko posuwali się pancerni i husarze pana Silnickiego, bagażami nie obciążeni. Jeszcze chyżej przed nimi biegała jazda lekka pana Ostrowskiego i dwie inne jeszcze chorągwie, rankiem wczesnym prosto w brzask wstającego słońca wyjeżdżając, a wieczorem po jarach zapadając.</text:span></text:p>
      <text:p text:style-name="P9">Pewnego południa zaś do chorągwi Ostrowskiego dołączyli pancerni Starczyńskiego, a wraz z nimi sam pu<text:span text:style-name="T6">ł</text:span>kownik, pan kasztelan Silinicki, który tak oto przemówił:</text:p>
      <text:p text:style-name="Dialog"><text:span text:style-name="T6">„Pisze mi pan Sieniawski, </text:span><text:span text:style-name="T6">ż</text:span><text:span text:style-name="T6">e wzi</text:span><text:span text:style-name="T6">ął</text:span><text:span text:style-name="T6"> Husiaty</text:span><text:span text:style-name="T6">ń</text:span><text:span text:style-name="T6">, coto</text:span><text:span text:style-name="T6">ś</text:span><text:span text:style-name="T6">my kilka dni temu ostawili z ty</text:span><text:span text:style-name="T6">ł</text:span><text:span text:style-name="T6">u z bisurma</text:span><text:span text:style-name="T6">ń</text:span><text:span text:style-name="T6">sk</text:span><text:span text:style-name="T6">ą</text:span><text:span text:style-name="T6"> za</text:span><text:span text:style-name="T6">ł</text:span><text:span text:style-name="T6">og</text:span><text:span text:style-name="T6">ą</text:span><text:span text:style-name="T6"> w spokoju dla obronno</text:span><text:span text:style-name="T6">ś</text:span><text:span text:style-name="T6">ci miejsca swego. Oto pan Sieniawski Husiatynia nie dobywa</text:span><text:span text:style-name="T6">ł</text:span><text:span text:style-name="T6">, jeno Turcy sami mu si</text:span><text:span text:style-name="T6">ę</text:span><text:span text:style-name="T6"> poddali. Widzicie waszmo</text:span><text:span text:style-name="T6">ś</text:span><text:span text:style-name="T6">ciowie, duch w armii wrogiej po zesz</text:span><text:span text:style-name="T6">ł</text:span><text:span text:style-name="T6">orocznych wiktorjach naszych upad</text:span><text:span text:style-name="T6">ł</text:span><text:span text:style-name="T6">. <text:s/>Zatem id</text:span><text:span text:style-name="T6">ź</text:span><text:span text:style-name="T6">my teraz prosto na Kamieniec, nie ogl</text:span><text:span text:style-name="T6">ą</text:span><text:span text:style-name="T6">daj</text:span><text:span text:style-name="T6">ą</text:span><text:span text:style-name="T6">c si</text:span><text:span text:style-name="T6">ę</text:span><text:span text:style-name="T6"> i nie zatrzymuj</text:span><text:span text:style-name="T6">ą</text:span><text:span text:style-name="T6">c wi</text:span><text:span text:style-name="T6">ę</text:span><text:span text:style-name="T6">cej, ni</text:span><text:span text:style-name="T6">ź</text:span><text:span text:style-name="T6">li to dla koni a ludzi um</text:span><text:span text:style-name="T6">ę</text:span><text:span text:style-name="T6">czenia potrzebne. Kamieniec w r</text:span><text:span text:style-name="T6">ę</text:span><text:span text:style-name="T6">ce nasze dla impetu naszego niech wpadnie!”</text:span></text:p>
      <text:p text:style-name="P8">Ruszyli zatem, lekkie chorągwie z pancernymi przemieszane, a dalej pancerne z husarskimi. Lecieli tak przez Podole, patrole tatarskie bez reszty znosząc, aby <text:s/>baszy w Kamieńcu wiedza o niebezpieczeństwie nie doszła. I stało się tak, że gdy pewnego ranka po nocnej kawalkadzie wypadli na łąki nad Smotryczą, ujrzeli w dali bram<text:span text:style-name="T6">ę</text:span> Kamieńca szeroko otwarte, a przed bram<text:span text:style-name="T6">ą</text:span> szeroko rozpostarty obóz pełen niczego niespodziewających się Tatarów. Liczne stada koni i bydła pasły się nad rzeką, zaraz zagarnęli je polscy pachołkowie. Ostrowski, Starczyński na czele swych żołnierzy, na karkach tatarskich pastuchów do obozu wpadli i siec zaczęli kogo popadnie. Zaraz jednak przypadł do nich pan Silnicki, „tam! Naprzód!” wołając i na bramę miasta wskazując. Zostawiając zatem obóz tatarski, chorągwie koronne w Bram<text:span text:style-name="T6">ę</text:span> Rusk<text:span text:style-name="T6">ą</text:span> wpadły, bezlitośnie siekąc tych Tatarów, którzy w fortecy ocalenia szukać chcieli. Lecz za to Tatarzy w obozie, chwilowo od widoku wzniesionych nad sobą szabel polskich uwolnieni, odwagę swoją odnaleźli, a widząc Lachów w długi wąż wyciągniętych, w bok ich zaatakowali. Pietrek Ostrowski padł ze swoim koniem, koń pana Stefana zginął przebity tatarskim dzirytem. Jego samego uratował pan Starczyński, szablą Tatara na odlew dzieląc. Husarska chorągiew, bez skrzyde<text:span text:style-name="T6">ł</text:span> i kopii, śmiałym natarciem w ciżbę Krymców powstrzymała, impetem swoim wrog<text:span text:style-name="T6">ó</text:span>w powalaj<text:span text:style-name="T6">ą</text:span>c i koncerzami okrutnie ich bod<text:span text:style-name="T6">ą</text:span>c. Tymczasem jednak w ciemnych czeluściach bramy miejskiej zabłysły wystrzały: to janczarzy się wreszcie odnaleźli! Zaraz też polscy jeźdźcy, którzy już bramę przekroczywszy na ostrzał ze wszech stron wystawieni byli, z miasta w pośpiechu wycofali się, nielicznych poległych pozostawiwszy.</text:p>
      <text:p text:style-name="Dialog"><text:span text:style-name="T6">„Ej, żebyśmy to choć jedną rotę dragonii mieli, choć malutką, to już byśmy Kamieniec zdobyli” - pieklił się pu</text:span><text:span text:style-name="T6">ł</text:span><text:span text:style-name="T6">kownik Silnicki, czapkę swą na ziem rzuciwszy i pięści do skroni nagiej przykładając.</text:span></text:p>
      <text:p text:style-name="Dialog"><text:span text:style-name="T6">„I co by ta jedna mała rota uczyniła?” - pytał pan Ostrowski, ockn</text:span><text:span text:style-name="T6">ą</text:span><text:span text:style-name="T6">wszy si</text:span><text:span text:style-name="T6">ę</text:span><text:span text:style-name="T6"> w zaje</text:span><text:span text:style-name="T6">ź</text:span><text:span text:style-name="T6">dzie w Oryninie, gdzie rannych z bitwy <text:s/>kamienieckiej z</text:span><text:span text:style-name="T6">ł</text:span><text:span text:style-name="T6">o</text:span><text:span text:style-name="T6">ż</text:span><text:span text:style-name="T6">ono.</text:span></text:p>
      <text:p text:style-name="Dialog"><text:soft-page-break/><text:span text:style-name="T6">„Jedna nawet rota dragonii, obóz tatarski obsadziwszy, imże nie pozwoliłaby się zebrać i nas w bok zażyć. Tatarzy przecie na ogień broni palnej całkiem nieodporni, i tego ognia nam </text:span><text:span text:style-name="T6">zabrakło. <text:s/>Baśmy zaś ataku nie przerywali, tedy janczarzy też by się nie opatrzyli przy bramie jeno do zamku by zmykali. Bramę zdobywszy, łacno byśmy ich do zamku ścigając przetrzebili, więc i załoga zamku nie byłaby wzmocnioną, jeno raczej tłumem przerażonym i g</text:span><text:span text:style-name="T6">ę</text:span><text:span text:style-name="T6">bami do wy</text:span><text:span text:style-name="T6">ż</text:span><text:span text:style-name="T6">ywienia osłabioną” - rzek</text:span><text:span text:style-name="T6">ł</text:span><text:span text:style-name="T6"> pan Starczy</text:span><text:span text:style-name="T6">ń</text:span><text:span text:style-name="T6">ski, kt</text:span><text:span text:style-name="T6">ó</text:span><text:span text:style-name="T6">ry nad zdrowiem Ostrowskiego czuwa</text:span><text:span text:style-name="T6">ł</text:span><text:span text:style-name="T6">.</text:span></text:p>
      <text:p text:style-name="P3">„Jakże to, jazdą po mieście na piechotę nacierać?”</text:p>
      <text:p text:style-name="P3">„Bo takie tam i miasto. Waćpan nie wiesz, boś prawie pod bramą ducha wyzionął, mnie jednak towarzysze pancerni opowiadali że i połowy domów w tym mieście nie masz, same place puste po wyburzonych jeszcze za oblężenia budowlach. A i mury i miejskie i zamkowe nadwątlone tamtym oblężeniem, mogliśmy z marszu próbować dobyć, jakby się obrońcy nie opatrzyli. Z zamku nawet do nas nie strzelano, widno nie opatrzony on.”</text:p>
      <text:p text:style-name="P3">„Fortecę dobywać kawalerią?”</text:p>
      <text:p text:style-name="Dialog"><text:span text:style-name="T6">„To waćpan jeszcze nie widział, jak dzielnie husarze nasi spieszeni fortyfikacje dobywają. Przecie nie tylko z konia szablą robić umieją. Szyszak i pancerz przeiw kulom</text:span><text:span text:style-name="T6"><text:note text:id="ftn3" text:note-class="endnote"><text:note-citation>3</text:note-citation><text:note-body><text:p text:style-name="Endnote">Zw<text:span text:style-name="T6">ł</text:span><text:span text:style-name="T3">aszcza przeciw tureckim. Rzeczywi</text:span><text:span text:style-name="T6">ś</text:span><text:span text:style-name="T3">cie, husaria spieszona niejednokrotnie o szturmie fortec rozstrzyga</text:span><text:span text:style-name="T6">ł</text:span><text:span text:style-name="T3">a, r</text:span><text:span text:style-name="T6">ó</text:span><text:span text:style-name="T3">wnie</text:span><text:span text:style-name="T6">ż</text:span><text:span text:style-name="T3"> dzi</text:span><text:span text:style-name="T6">ę</text:span><text:span text:style-name="T3">ki swemu znakomitemu - i pod koniec XVII wieku wyj</text:span><text:span text:style-name="T6">ą</text:span><text:span text:style-name="T3">tkowemu - uzbrojeniu ochronnemu.</text:span></text:p></text:note-body></text:note></text:span><text:span text:style-name="T6"> i w polu, i przy fortecy jednako dobrze ochroni.”</text:span></text:p>
      <text:p text:style-name="P3"/>
      <text:p text:style-name="P8">Basza Kamieńca Helil całą noc przeleżał w Katerdrze św. Piotra i Pawła zamienionej na największy meczet miasta, dziękując Allahowi za ocalenie zupełnie niespodziane. Niespodzianym był przecież atak, przez uprzednie dwa tygodnie nie dochodziły bowiem do beja żadnie wieści od zwiadów w stronę wojsk Rzeczypospolitej wysyłanych. Teraz pojął basza, że siła straszna na jego, ledwo co na nowo obwarowaną, fortecę się zwala. Na bastion najbardziej północny sułtana, całego islamu kalifa. Wezwał zatem wszystkie jednostki okoliczne, aby do fortecy przybywały i jej obronę wzmocniły. Niewiele oddziałów wykonało ten rozkaz w ciągu ostatnich dwóch tygodni. Oddziały małe nie przybywały wcale. Oddziały duże przybywały bez wystarczającego zaopatrzenia, poszarpane w bojach z Lachami, o zawziętości niezwykłej zwłaszcza lekkiej kawalerii przeciwnika opowiadając.</text:p>
      <text:p text:style-name="P8">Pan Ostrowski, szybko dla wieku swojego z ran, a więcej z poturbowania ozdrowiwszy, do nóg się panu Starczyńskeimu rzucił, i tak, gąsiorek niejeden osuszywszy, przyjaźń swoją odnowili. Że zaś pan regimentarz Silnicki, pismo od hetmana wielkiego i króla w jednej osobie niezbyt przyjemnie napisane otrzymał, rzucił on tedy kawalerię swoją w rajzy dookoła Kamieńca, chcąc twierdzę od świata i od zapoatrzenia odciąć, tak i przyjaciele wiele razem przygód odbyć mogli. Tak przeprawiwszy się przez Dniestr wezbrany na multańską stronę, drogami Wołochom niektórym pana Ostrowskiego znanymi, transporty przejmowali i niszczyli. Szczególniej pan Wiszinoiu, Wołoch prawdziwy od dwóch lat w chorągwi Miączyńskiego służący, znał drogi, jary i wąwozy tutejsze, rodzinę bowiem miał w spokojniejszych czasach wedle Chocimia, choć sam z południa pochodził. Ufał mu też pan Ostrowski, bo razem niejedno już przeszli, a to dziewki bałamucąc, a to Tatarów gromiąc, a to szlachtę warcholącą do porządku przywodząc, a to zdrajców magnatów i ich pachołków na Woli siekąc. O tam ostatnim wolał pan Ostrowski nie pamiętać, jednak i on i pan Wiszinoiu hetmana wielkiego nad życie kochali i radzi byli, że go królem zwać mogą. </text:p>
      <text:p text:style-name="Text_20_body"><text:span text:style-name="T6">Takich Wołochów prawdziwych niewiele było w wojsku Rzeczypospolitej, nawet w chorągwiach zwanych wołoskimi, choć dawniech na nich - i na Tatarach - lekka kawaleria polegała. Oto bowiem w czasach nawały szweckiej szlachta polska zbiedniała i <text:s/>na poczty porządne dla górniejszych znaków pozwolić sobie nie mogła. Zresztą, dawny król Jan Kazimierz, niedawno przecie zmarły w dalekich krajach</text:span><text:span text:style-name="T6"><text:note text:id="ftn4" text:note-class="endnote"><text:note-citation>4</text:note-citation><text:note-body><text:p text:style-name="Endnote">Abdykowawszy, przebywa<text:span text:style-name="T6">ł</text:span><text:span text:style-name="T3"> we Francji. Zmar</text:span><text:span text:style-name="T6">ł</text:span><text:span text:style-name="T3"> na wie</text:span><text:span text:style-name="T6">ść</text:span><text:span text:style-name="T3"> o zdobyciu Kamie</text:span><text:span text:style-name="T6">ń</text:span><text:span text:style-name="T3">ca przez Turk</text:span><text:span text:style-name="T6">ó</text:span><text:span text:style-name="T3">w.</text:span></text:p></text:note-body></text:note></text:span><text:span text:style-name="T6">, żołnierzom nie-Polakom i nie-Litwinom po doświadczeniach smutnych</text:span><text:span text:style-name="T6"><text:note text:id="ftn5" text:note-class="endnote"><text:note-citation>5</text:note-citation><text:note-body><text:p text:style-name="Endnote">Np. w 1648 roku wszyscy Rusini s<text:span text:style-name="T6">ł</text:span><text:span text:style-name="T3">u</text:span><text:span text:style-name="T6">żą</text:span><text:span text:style-name="T3">cy w wojskach komputowych i prywatnych przeszli na stron</text:span><text:span text:style-name="T6">ę</text:span><text:span text:style-name="T3"> Chmielnickiego. Oznacza</text:span><text:span text:style-name="T6">ł</text:span><text:span text:style-name="T3">o to, </text:span><text:span text:style-name="T6">ż</text:span><text:span text:style-name="T3">e nagle wojska koronne pozbawione zosta</text:span><text:span text:style-name="T6">ł</text:span><text:span text:style-name="T3">y ca</text:span><text:span text:style-name="T6">ł</text:span><text:span text:style-name="T3">ej dragonii i wielkiej cz</text:span><text:span text:style-name="T6">ęś</text:span><text:span text:style-name="T3">ci piechoty. Dopiero Sobieskiemu uda</text:span><text:span text:style-name="T6">ł</text:span><text:span text:style-name="T3">o si</text:span><text:span text:style-name="T6">ę</text:span><text:span text:style-name="T3">, historycznie, ubytek ten odtworzy</text:span><text:span text:style-name="T6">ć</text:span><text:span text:style-name="T3">.</text:span></text:p></text:note-body></text:note></text:span><text:span text:style-name="T6"> </text:span><text:span text:style-name="T6">panowania swego ufać nie kazał. Jednak przydał się tutaj pan Wiszinoiu i jego ziomkowie, gdy się u </text:span><text:soft-page-break/><text:span text:style-name="T6">chłopów mołdawskich o transportach do Kamieńca wywiadywał.</text:span><text:span text:style-name="T9"> Jakie</text:span><text:span text:style-name="T9">ś</text:span><text:span text:style-name="T9"> przej</text:span><text:span text:style-name="T9">ś</text:span><text:span text:style-name="T9">cie.</text:span><text:span text:style-name="T6"> Ostrowski </text:span><text:span text:style-name="T6">ś</text:span><text:span text:style-name="T6">cisn</text:span><text:span text:style-name="T6">ął</text:span><text:span text:style-name="T6"> kolanami konia i skr</text:span><text:span text:style-name="T6">ę</text:span><text:span text:style-name="T6">ci</text:span><text:span text:style-name="T6">ł</text:span><text:span text:style-name="T6"> pomi</text:span><text:span text:style-name="T6">ę</text:span><text:span text:style-name="T6">dzy drzewami w kierunku traktu. Wiedzia</text:span><text:span text:style-name="T6">ł</text:span><text:span text:style-name="T6"> </text:span><text:span text:style-name="T6">ż</text:span><text:span text:style-name="T6">e stajanie za nimi to samo robi</text:span><text:span text:style-name="T6">ł</text:span><text:span text:style-name="T6">a chor</text:span><text:span text:style-name="T6">ą</text:span><text:span text:style-name="T6">giwe pancerna pod panem Starczy</text:span><text:span text:style-name="T6">ń</text:span><text:span text:style-name="T6">skim, bior</text:span><text:span text:style-name="T6">ą</text:span><text:span text:style-name="T6">c transport i jego eskort</text:span><text:span text:style-name="T6">ę</text:span><text:span text:style-name="T6"> w kleszcze. Gdy ju</text:span><text:span text:style-name="T6">ż</text:span><text:span text:style-name="T6"> przez rzedniej</text:span><text:span text:style-name="T6">ą</text:span><text:span text:style-name="T6">ce drzewa widzia</text:span><text:span text:style-name="T6">ł</text:span><text:span text:style-name="T6"> drog</text:span><text:span text:style-name="T6">ę</text:span><text:span text:style-name="T6"> a za ni</text:span><text:span text:style-name="T6">ą</text:span><text:span text:style-name="T6"> przeciwleg</text:span><text:span text:style-name="T6">ł</text:span><text:span text:style-name="T6">e zbocze, wyci</text:span><text:span text:style-name="T6">ą</text:span><text:span text:style-name="T6">gn</text:span><text:span text:style-name="T6">ął</text:span><text:span text:style-name="T6"> nabity pistolet i strzeli</text:span><text:span text:style-name="T6">ł</text:span><text:span text:style-name="T6"> w kierunku janczar</text:span><text:span text:style-name="T6">ó</text:span><text:span text:style-name="T6">w, bod</text:span><text:span text:style-name="T6">ą</text:span><text:span text:style-name="T6">c konia jednocze</text:span><text:span text:style-name="T6">ś</text:span><text:span text:style-name="T6">nie pi</text:span><text:span text:style-name="T6">ę</text:span><text:span text:style-name="T6">tami. Ca</text:span><text:span text:style-name="T6">ł</text:span><text:span text:style-name="T6">a chor</text:span><text:span text:style-name="T6">ą</text:span><text:span text:style-name="T6">giew lekka podskoczy</text:span><text:span text:style-name="T6">ł</text:span><text:span text:style-name="T6">a jednocze</text:span><text:span text:style-name="T6">ś</text:span><text:span text:style-name="T6">nie galopem i wy</text:span><text:span text:style-name="T6">ł</text:span><text:span text:style-name="T6">oni</text:span><text:span text:style-name="T6">ł</text:span><text:span text:style-name="T6">a si</text:span><text:span text:style-name="T6">ę</text:span><text:span text:style-name="T6"> tu</text:span><text:span text:style-name="T6">ż</text:span><text:span text:style-name="T6"> przed zaskoczon</text:span><text:span text:style-name="T6">ą</text:span><text:span text:style-name="T6"> eskort</text:span><text:span text:style-name="T6">ą</text:span><text:span text:style-name="T6">. Janczarscy muszkieterowie zatkn</text:span><text:span text:style-name="T6">ę</text:span><text:span text:style-name="T6">li <text:s/>wide</text:span><text:span text:style-name="T6">ł</text:span><text:span text:style-name="T6">ki i opar</text:span><text:span text:style-name="T6">ł</text:span><text:span text:style-name="T6">szy o nie muszkiety, oddali chaotyczn</text:span><text:span text:style-name="T6">ą</text:span><text:span text:style-name="T6"> salw</text:span><text:span text:style-name="T6">ę</text:span><text:span text:style-name="T6"> w kierunku przelatuj</text:span><text:span text:style-name="T6">ą</text:span><text:span text:style-name="T6">cej przed nimi konnicy, lecz ta b</text:span><text:span text:style-name="T6">ę</text:span><text:span text:style-name="T6">d</text:span><text:span text:style-name="T6">ą</text:span><text:span text:style-name="T6">c w pe</text:span><text:span text:style-name="T6">ł</text:span><text:span text:style-name="T6">nym p</text:span><text:span text:style-name="T6">ę</text:span><text:span text:style-name="T6">dzie min</text:span><text:span text:style-name="T6">ęł</text:span><text:span text:style-name="T6">a ich ju</text:span><text:span text:style-name="T6">ż</text:span><text:span text:style-name="T6"> i na </text:span><text:span text:style-name="T6">ś</text:span><text:span text:style-name="T6">cian</text:span><text:span text:style-name="T6">ę</text:span><text:span text:style-name="T6"> w</text:span><text:span text:style-name="T6">ą</text:span><text:span text:style-name="T6">wozu si</text:span><text:span text:style-name="T6">ę</text:span><text:span text:style-name="T6"> wspina</text:span><text:span text:style-name="T6">ł</text:span><text:span text:style-name="T6">a, w tym miejscu </text:span><text:span text:style-name="T6">ł</text:span><text:span text:style-name="T6">agodniejsz</text:span><text:span text:style-name="T6">ą</text:span><text:span text:style-name="T6">. Ledwo przebrzmia</text:span><text:span text:style-name="T6">ł huk tureckiej salwy, zabrzmiały pistolety drugiej chorągwi lekkiej, dotąd w chaszczach czekającej. Teraz muszkieterowie na tył konwoju pobiegli, aby w spokoju nabijać, zaś sprzodu pikinierzy janczarscy zastawiać się poczeli, obu stron wąwozu pilnując. Jednak z gąszczy za <text:s/>konwojem obie pancerne chorągwie w pędzie pełnym wypadły, w wąski a długi szyk ustawione, i siekły bezlitośnie muszkieterów. Ci nie mając się czym bronić, muszkiety rzucali i w panice przed siebie uciekali, a to między wozy, a to na czoło konwoju, tam zaś szyk pikinierów mieszając. Widząc to, chorągwie lekkie od czoła konwoju zaatakowały. Tumult straszny zapanował, wrzaski takie że koniom uszy się kładły. Stojąc w strzemionach siekł szablą z góry pan Ostrowski janczarów. Unosząc się i opadając dla większego impetu siekł z drugiej strony pan Starczyński, pomnąc tylko, by nie w same czapy wysokie walić, jeno po ramionach. Już za chwilę nie było już z kim walczyć. </text:span></text:p>
      <text:p text:style-name="P8">Nieliczni piechurzy w las pouchodzili, a polscy oficerowie ścigać nie kazali, aby porządek zachować w kraju obcym będąc. Zaraz też wzięto się wozy przez Turków transportowane rozpruwać. Oprócz chudoby niewielkiej, do oddziału janczarów należącej, wielkie zapasy prochu na wozach znaleziono, Kamieniec zaopatrzyć mające. Nabrano tedy prochu tyle, ile się dało, lecz część większą na wozach zostawić z sercem ciężkim trzeba było. Komunikiem trudnym było do wojsk swoich i poprzez Dniestr wozy ładowne ciągać, podpalono je przeto, aby proch ten bisurmanowi nie służył. Udały się prędko w drogę dalszą chorągwie, aby wojska tureckie jakieś większe, pożarem ściągnięte, ich tu nie osaczyły.</text:p>
      <text:p text:style-name="P8">Wie<text:span text:style-name="T6">ść</text:span> o zablokowaniu Kamie<text:span text:style-name="T6">ń</text:span>ca roznios<text:span text:style-name="T6">ł</text:span>a si<text:span text:style-name="T6">ę</text:span> po ca<text:span text:style-name="T6">ł</text:span>ej armii koronnej i zachwyt wywo<text:span text:style-name="T6">ł</text:span>a<text:span text:style-name="T6">ł</text:span>a. <text:span text:style-name="T6">ż</text:span>ywiej zaraz te<text:span text:style-name="T6">ż</text:span> maszerowa<text:span text:style-name="T6">ć</text:span> oddzia<text:span text:style-name="T6">ł</text:span>y pocz<text:span text:style-name="T6">ęł</text:span>y, wierz<text:span text:style-name="T6">ą</text:span>c wreszcie w rych<text:span text:style-name="T6">ł</text:span>y koniec kampanii. Kr<text:span text:style-name="T6">ó</text:span>l i hetman Sobieski jednak zadowolony nie by<text:span text:style-name="T6">ł</text:span>. Skrycie by<text:span text:style-name="T6">ł</text:span> na zdobycie fortecy z marszu by<text:span text:style-name="T6">ł</text:span> liczy<text:span text:style-name="T6">ł, teraz bowiem na nużące oblężenie gotować się musiał - podciągnąć piechoty i działa, zwłaszcza te większe, i zaopatrywać to wszystko nie było łatwo poprzez krainę zrujnowaną, przy zbliżającej się zimie. A i Francuzi na rychłe zakończenie kampanii nastawali. Osmanom pomagać przestali, na razie, lecz i Sobieskiemu pomoc finansow</text:span><text:span text:style-name="T6">ą</text:span> <text:span text:style-name="T6">wstrzymano, teraz właśnie, gdy i na Podolu walczył, i w Wielkopolsce tumulty szlacheckie gromić musiał, i na Litwie z buntem otwartym Paca radzić sobie musiał. </text:span></text:p>
      <text:p text:style-name="P8"><text:s/></text:p>
      <text:h text:style-name="P13" text:outline-level="2">Rozdział III</text:h>
      <text:p text:style-name="Text_20_body">Tymczasem hetman wielki litewski, po nieudanym na Wilno ataku i przegranej potyczce pod Nie<text:span text:style-name="T6">ś</text:span><text:span text:style-name="T3">wie</text:span><text:span text:style-name="T6">ż</text:span><text:span text:style-name="T3">em</text:span>, do Kowna wycofa<text:span text:style-name="T6">ł</text:span><text:span text:style-name="T3"> si</text:span><text:span text:style-name="T6">ę</text:span><text:span text:style-name="T3"> i miasto porz</text:span><text:span text:style-name="T6">ą</text:span><text:span text:style-name="T3">dnie obwarowa</text:span><text:span text:style-name="T6">ł</text:span><text:span text:style-name="T3">. Tam tak</text:span><text:span text:style-name="T6">ż</text:span><text:span text:style-name="T3">e rozwin</text:span><text:span text:style-name="T6">ął</text:span><text:span text:style-name="T3"> pracowit</text:span><text:span text:style-name="T6">ą</text:span><text:span text:style-name="T3"> dzia</text:span><text:span text:style-name="T6">ł</text:span><text:span text:style-name="T3">alno</text:span><text:span text:style-name="T6">ść</text:span><text:span text:style-name="T3"> pisarsk</text:span><text:span text:style-name="T6">ą</text:span><text:span text:style-name="T3">, liczne uniwersa</text:span><text:span text:style-name="T6">ł</text:span><text:span text:style-name="T3">y i wezwania do szlachty litewskiej pisz</text:span><text:span text:style-name="T6">ą</text:span><text:span text:style-name="T3">c, aby w</text:span><text:span text:style-name="T6">ł</text:span><text:span text:style-name="T3">adzy nieprawanie obranej obywatele niepos</text:span><text:span text:style-name="T6">ł</text:span><text:span text:style-name="T3">usze</text:span><text:span text:style-name="T6">ń</text:span><text:span text:style-name="T3">stwo okaza</text:span><text:span text:style-name="T6">li</text:span><text:span text:style-name="T3"> i przy nim si</text:span><text:span text:style-name="T6">ę</text:span><text:span text:style-name="T3"> kupi</text:span><text:span text:style-name="T6">li</text:span><text:span text:style-name="T3">. Wojska litewskie - swoje prywatne, a r</text:span><text:span text:style-name="T6">ó</text:span><text:span text:style-name="T3">wnie</text:span><text:span text:style-name="T6">ż</text:span><text:span text:style-name="T3"> komput - zaklina</text:span><text:span text:style-name="T6">ł</text:span><text:span text:style-name="T3">, by si</text:span><text:span text:style-name="T6">ę</text:span><text:span text:style-name="T3"> przy nim, obro</text:span><text:span text:style-name="T6">ń</text:span><text:span text:style-name="T3">cy praw i swob</text:span><text:span text:style-name="T6">ó</text:span><text:span text:style-name="T3">d, opowiedzia</text:span><text:span text:style-name="T6">ł</text:span><text:span text:style-name="T3">y. Bardziej jeszcze intensywnie korespondowa</text:span><text:span text:style-name="T6">ł</text:span><text:span text:style-name="T3"> z magnatami litewskimi, kr</text:span><text:span text:style-name="T6">ó</text:span><text:span text:style-name="T3">lewskie d</text:span><text:span text:style-name="T6">ąż</text:span><text:span text:style-name="T3">enia do absolutum dominium i zamach na wolno</text:span><text:span text:style-name="T6">ść</text:span><text:span text:style-name="T3"> Litwy (a przede wszytskim na maj</text:span><text:span text:style-name="T6">ą</text:span><text:span text:style-name="T3">tki magnackie) </text:span><text:soft-page-break/><text:span text:style-name="T6">przedstawiając. </text:span><text:span text:style-name="T3">Wreszcie wezwa</text:span><text:span text:style-name="T6">ł</text:span><text:span text:style-name="T3"> szlacht</text:span><text:span text:style-name="T6">ę</text:span><text:span text:style-name="T3"> wszelk</text:span><text:span text:style-name="T6">ą</text:span><text:span text:style-name="T3"> do swego maj</text:span><text:span text:style-name="T6">ą</text:span><text:span text:style-name="T3">tku w Widzach za Kownem, aby konfederacj</text:span><text:span text:style-name="T6">ę</text:span><text:span text:style-name="T3"> przeciw tyranowi a w obronie wolno</text:span><text:span text:style-name="T6">ś</text:span><text:span text:style-name="T3">ci Litwy zawi</text:span><text:span text:style-name="T6">ą</text:span><text:span text:style-name="T3">za</text:span><text:span text:style-name="T6">ć</text:span><text:span text:style-name="T3">. </text:span></text:p>
      <text:p text:style-name="Text_20_body"><text:span text:style-name="T3">Przyjechali zatem przedstawiciele sejmik</text:span><text:span text:style-name="T6">ó</text:span><text:span text:style-name="T3">w z wojew</text:span><text:span text:style-name="T6">ó</text:span><text:span text:style-name="T3">dztw przeciw kr</text:span><text:span text:style-name="T6">ó</text:span><text:span text:style-name="T3">lowi zbuntowanych. Przyjechali stronnicy Pac</text:span><text:span text:style-name="T6">ó</text:span><text:span text:style-name="T3">w z ca</text:span><text:span text:style-name="T6">ł</text:span><text:span text:style-name="T3">ej Litwy i ci, kt</text:span><text:span text:style-name="T6">ó</text:span><text:span text:style-name="T3">rzy si</text:span><text:span text:style-name="T6">ę</text:span><text:span text:style-name="T3"> w ich </text:span><text:span text:style-name="T6">ł</text:span><text:span text:style-name="T3">aski wkupi</text:span><text:span text:style-name="T6">ć</text:span><text:span text:style-name="T3"> chcieli. Liczni wielmo</text:span><text:span text:style-name="T6">ż</text:span><text:span text:style-name="T3">e litewscy przyjechali r</text:span><text:span text:style-name="T6">ó</text:span><text:span text:style-name="T3">wnie</text:span><text:span text:style-name="T6">ż</text:span><text:span text:style-name="T3">, a zatem pan wojewoda trocki Marcjan Ogi</text:span><text:span text:style-name="T6">ń</text:span><text:span text:style-name="T3">ski, genera</text:span><text:span text:style-name="T6">ł</text:span><text:span text:style-name="T3"> artylerii litewskiej Marcin Korwin Gosiewski, Pacowie wszyscy co przy </text:span><text:span text:style-name="T6">ż</text:span><text:span text:style-name="T3">yciu pozostali, a nade wszystko za</text:span><text:span text:style-name="T6">ś</text:span><text:span text:style-name="T3"> Benedykt Sapieha, senior rodu o prymat na Litwie z Pacami walcz</text:span><text:span text:style-name="T6">ą</text:span><text:span text:style-name="T3">cego.</text:span></text:p>
      <text:p text:style-name="Text_20_body"><text:span text:style-name="T3">Zn</text:span><text:span text:style-name="T6">ó</text:span><text:span text:style-name="T3">w okaza</text:span><text:span text:style-name="T6">ł</text:span><text:span text:style-name="T3">o si</text:span><text:span text:style-name="T6">ę</text:span><text:span text:style-name="T3">, </text:span><text:span text:style-name="T6">ż</text:span><text:span text:style-name="T3">e dumnych magnat</text:span><text:span text:style-name="T6">ó</text:span><text:span text:style-name="T3">w jedynie sprzeciw wobec Sobieskiego </text:span><text:span text:style-name="T6">łą</text:span><text:span text:style-name="T3">czy, wszystko za</text:span><text:span text:style-name="T6">ś</text:span><text:span text:style-name="T3"> inne prawie dzieli. Zacz</text:span><text:span text:style-name="T6">ęł</text:span><text:span text:style-name="T3">y si</text:span><text:span text:style-name="T6">ę</text:span><text:span text:style-name="T3"> tedy dyskusje, j</text:span><text:span text:style-name="T5">aki kurs wobec wydarze</text:span><text:span text:style-name="T9">ń</text:span><text:span text:style-name="T5"> na sejmie elekcyjnym przyj</text:span><text:span text:style-name="T9">ąć</text:span><text:span text:style-name="T3">. By dyskusje na sobie przydatne wr</text:span><text:span text:style-name="T6">ó</text:span><text:span text:style-name="T3">ci</text:span><text:span text:style-name="T6">ć</text:span><text:span text:style-name="T3"> tory, hetman Pac zaj</text:span><text:span text:style-name="T6">ął</text:span><text:span text:style-name="T3"> uczestnik</text:span><text:span text:style-name="T6">ó</text:span><text:span text:style-name="T3">w sparawami polityki zagranicznej, jak</text:span><text:span text:style-name="T6">ą</text:span><text:span text:style-name="T3"> mia</text:span><text:span text:style-name="T6">ł</text:span><text:span text:style-name="T3"> zamiar kr</text:span><text:span text:style-name="T6">ó</text:span><text:span text:style-name="T3">l Sobieski prowadzi</text:span><text:span text:style-name="T6">ć</text:span><text:span text:style-name="T3">:</text:span></text:p>
      <text:p text:style-name="Dialog">- Sobieski z Francuzk<text:span text:style-name="T6">ą</text:span><text:span text:style-name="T3"> o</text:span><text:span text:style-name="T6">ż</text:span><text:span text:style-name="T3">eniony, z Kr</text:span><text:span text:style-name="T6">ó</text:span><text:span text:style-name="T3">lem S</text:span><text:span text:style-name="T6">ł</text:span><text:span text:style-name="T3">o</text:span><text:span text:style-name="T6">ń</text:span><text:span text:style-name="T3">ce trzyma</text:span><text:span text:style-name="T6">ć</text:span><text:span text:style-name="T3"> b</text:span><text:span text:style-name="T6">ę</text:span><text:span text:style-name="T3">dzie i nasz alians z Habsburgiem zniszczy. Wojn</text:span><text:span text:style-name="T6">ę</text:span><text:span text:style-name="T3">z Turkiem chce ju</text:span><text:span text:style-name="T6">ż</text:span><text:span text:style-name="T3"> teraz bez Cesarza zako</text:span><text:span text:style-name="T6">ń</text:span><text:span text:style-name="T3">czy</text:span><text:span text:style-name="T6">ć</text:span><text:span text:style-name="T3">, star</text:span><text:span text:style-name="T6">ą</text:span><text:span text:style-name="T3"> spraw</text:span><text:span text:style-name="T6">ę</text:span><text:span text:style-name="T3"> lenna Prus Ksi</text:span><text:span text:style-name="T6">ążę</text:span><text:span text:style-name="T3">cych odgrzeba</text:span><text:span text:style-name="T6">ć</text:span><text:span text:style-name="T3"> i przyjaciela naszego, cho</text:span><text:span text:style-name="T6">ć</text:span><text:span text:style-name="T3"> heretyka, elektora Brandenburskiego obra</text:span><text:span text:style-name="T6">ż</text:span><text:span text:style-name="T3">a. To s</text:span><text:span text:style-name="T6">ą</text:span><text:span text:style-name="T3"> wszak tylko</text:span> mrzonki o własnej polityki prowadzeniu, to megalomania, dla Rzeczypospolitej niebezpieczna. To się nie spodoba Cesarzowi, który wszak cywilizacji i wiary katolickiej emanacją jest. Razem z nim politykę prowadzić trzeba, nie przeciw niemu. Może coś z takiej współpracy wyniesie Rzeczpospolita, jeśli Cesarz łaskaw będzie.</text:p>
      <text:p text:style-name="Text_20_body">Tak perorowa<text:span text:style-name="T6">ł</text:span><text:span text:style-name="T3"> pan hetman wielki litewski, "zaś na pewno wzbogacą się na niej kiesy sojuszników Cesarza", doda</text:span><text:span text:style-name="T6">jąc</text:span><text:span text:style-name="T3"> w my</text:span><text:span text:style-name="T6">ś</text:span><text:span text:style-name="T3">li. Odrzek</text:span><text:span text:style-name="T6">ł</text:span><text:span text:style-name="T3"> mu genera</text:span><text:span text:style-name="T6">ł</text:span><text:span text:style-name="T3"> Gosiewski:</text:span></text:p>
      <text:p text:style-name="Dialog"><text:span text:style-name="T3">- oto co si</text:span><text:span text:style-name="T6">ę</text:span><text:span text:style-name="T3"> dzieje, gdy Polacy Piasta na tron obieraj</text:span><text:span text:style-name="T6">ą. Alianse na szwank wystawiają, prawa narodu szlacheckiego depcz</text:span><text:span text:style-name="T6">ą</text:span><text:span text:style-name="T6">, uni</text:span><text:span text:style-name="T6">ę</text:span><text:span text:style-name="T6"> z Lublina ryzykuj</text:span><text:span text:style-name="T6">ą</text:span><text:span text:style-name="T6">. Polacy rz</text:span><text:span text:style-name="T6">ą</text:span><text:span text:style-name="T6">dzi</text:span><text:span text:style-name="T6">ć</text:span><text:span text:style-name="T6"> si</text:span><text:span text:style-name="T6">ę</text:span><text:span text:style-name="T6"> nie potrafi</text:span><text:span text:style-name="T6">ą</text:span><text:span text:style-name="T6">. Ju</text:span><text:span text:style-name="T6">ż</text:span><text:span text:style-name="T6"> lepiej ksi</text:span><text:span text:style-name="T6">ę</text:span><text:span text:style-name="T6">cia zagranicznego na kr</text:span><text:span text:style-name="T6">ó</text:span><text:span text:style-name="T6">la obra</text:span><text:span text:style-name="T6">ć</text:span><text:span text:style-name="T6">. Ten b</text:span><text:span text:style-name="T6">ę</text:span><text:span text:style-name="T6">dzie musia</text:span><text:span text:style-name="T6">ł</text:span><text:span text:style-name="T6"> na nas polega</text:span><text:span text:style-name="T6">ć</text:span><text:span text:style-name="T6"> i praw naszych przestrzega</text:span><text:span text:style-name="T6">ć</text:span><text:span text:style-name="T6">. A je</text:span><text:span text:style-name="T6">ś</text:span><text:span text:style-name="T6">li te</text:span><text:span text:style-name="T6">ż</text:span><text:span text:style-name="T6"> to jaki krewny Cesarza b</text:span><text:span text:style-name="T6">ę</text:span><text:span text:style-name="T6">dzie, to i na pomoc Cesarstwa liczy</text:span><text:span text:style-name="T6">ć</text:span><text:span text:style-name="T6"> b</text:span><text:span text:style-name="T6">ę</text:span><text:span text:style-name="T6">dziem mogli. Cesarz gwarantem praw naszych tedy zostanie, a my jakoby cz</text:span><text:span text:style-name="T6">ęś</text:span><text:span text:style-name="T6">ci</text:span><text:span text:style-name="T6">ą</text:span><text:span text:style-name="T6"> imperium czu</text:span><text:span text:style-name="T6">ć</text:span><text:span text:style-name="T6"> si</text:span><text:span text:style-name="T6">ę</text:span><text:span text:style-name="T6"> b</text:span><text:span text:style-name="T6">ę</text:span><text:span text:style-name="T6">dziemy mogli.</text:span></text:p>
      <text:p text:style-name="P10">Tu b<text:span text:style-name="T6">ę</text:span><text:span text:style-name="T3">dzie tyrada na temat zalet utraty niepodleg</text:span><text:span text:style-name="T6">ł</text:span><text:span text:style-name="T3">o</text:span><text:span text:style-name="T6">ś</text:span><text:span text:style-name="T3">ci na rzecz imperium.</text:span></text:p>
      <text:p text:style-name="Text_20_body">Wsta<text:span text:style-name="T6">ł</text:span><text:span text:style-name="T3"> teraz wojewoda trocki, Marcjan Ogi</text:span><text:span text:style-name="T6">ń</text:span><text:span text:style-name="T3">ski, posesjonat mo</text:span><text:span text:style-name="T6">ż</text:span><text:span text:style-name="T3">ny i daleki hetmana Paca krewny. </text:span></text:p>
      <text:p text:style-name="Text_20_body"><text:span text:style-name="T3">- o protekcji cesarskiej waszmo</text:span><text:span text:style-name="T6">ść</text:span><text:span text:style-name="T3"> m</text:span><text:span text:style-name="T6">ó</text:span><text:span text:style-name="T3">wisz. Cesarz daleko od Litwy, co w sytuacji pokoju przyda</text:span><text:span text:style-name="T6">ć</text:span><text:span text:style-name="T3"> nam by si</text:span><text:span text:style-name="T6">ę</text:span><text:span text:style-name="T3"> mog</text:span><text:span text:style-name="T6">ł</text:span><text:span text:style-name="T3">o. Teraz jednak Litwa pomocy potrzebuje, by z tyranem walczy</text:span><text:span text:style-name="T6">ć</text:span><text:span text:style-name="T3">. Kt</text:span><text:span text:style-name="T6">óż skuteczniej wesprzeć nas może niźli car moskiewski? Pisał pono do niego Sobieski alboli też Morsztyn, aby się do spraw elekcji teraźniejszej car nie mieszał. JEdnak ja mówie, poprośmy my go aby się wmieszał. T</text:span><text:span text:style-name="T3">o ambitny pan, kt</text:span><text:span text:style-name="T6">ó</text:span><text:span text:style-name="T3">ry swego ruszy</text:span><text:span text:style-name="T6">ć</text:span><text:span text:style-name="T3"> nie da. Jemu ju</text:span><text:span text:style-name="T6">ż</text:span><text:span text:style-name="T3"> wszak za Jana Kazimierza koron</text:span><text:span text:style-name="T6">ę</text:span><text:span text:style-name="T3"> obiecano. Pok</text:span><text:span text:style-name="T6">ł</text:span><text:span text:style-name="T3">o</text:span><text:span text:style-name="T6">ń</text:span><text:span text:style-name="T3">my mu si</text:span><text:span text:style-name="T6">ę</text:span><text:span text:style-name="T3">, a on na pewno protekcj</text:span><text:span text:style-name="T6">ę</text:span><text:span text:style-name="T3"> swoj</text:span><text:span text:style-name="T6">ą</text:span><text:span text:style-name="T3"> nad nami roztoczy, praw naszych nie uszczuplaj</text:span><text:span text:style-name="T6">ą</text:span><text:span text:style-name="T3">c, bo</text:span><text:span text:style-name="T6">ć</text:span><text:span text:style-name="T3"> przecie nas potrzebuje.</text:span></text:p>
      <text:p text:style-name="Text_20_body"><text:span text:style-name="T3">Sapiehowie opowiadaj</text:span><text:span text:style-name="T6">ą</text:span><text:span text:style-name="T3"> si</text:span><text:span text:style-name="T6">ę</text:span><text:span text:style-name="T3"> za kr</text:span><text:span text:style-name="T6">ó</text:span><text:span text:style-name="T3">lem</text:span></text:p>
      <text:p text:style-name="P8"><text:s/>Dumny hetman, wojskowy wódz nienajgorszy, lecz dyplomata kiepski, ,</text:p>
      <text:p text:style-name="P8">Podpisanie konfederacji, niewielkie poparcie szlachty.</text:p>
      <text:p text:style-name="Text_20_body"><text:span text:style-name="T3">Wymarsz cz</text:span><text:span text:style-name="T6">ęś</text:span><text:span text:style-name="T3">ci wojsk kr</text:span><text:span text:style-name="T6">ó</text:span><text:span text:style-name="T3">lewskich na Podole</text:span></text:p>
      <text:p text:style-name="P9">Dragonia maszeruje</text:p>
      <text:p text:style-name="P9"><text:soft-page-break/>Peter Pirwitz wyprostowa<text:span text:style-name="T6">ł</text:span> obola<text:span text:style-name="T6">ł</text:span>e plecy a nast<text:span text:style-name="T6">ę</text:span>pnie opar<text:span text:style-name="T6">ł</text:span> si<text:span text:style-name="T6">ę</text:span> na rydlu, kt<text:span text:style-name="T6">ó</text:span>rym ry<text:span text:style-name="T6">ł</text:span> pracowicie w jasnej, mokrej glebie Podla przez ca<text:span text:style-name="T6">ł</text:span>e popo<text:span text:style-name="T6">ł</text:span>udnie. Spojrza<text:span text:style-name="T6">ł</text:span> na dzie<text:span text:style-name="T6">ł</text:span>o swoje i pozosta<text:span text:style-name="T6">ł</text:span>ych piechur<text:span text:style-name="T6">ó</text:span>w z jego kompanii - sza<text:span text:style-name="T6">ń</text:span>czyk ich dzisiejszego obozu. Sier<text:span text:style-name="T6">ż</text:span>ant w<text:span text:style-name="T6">ł</text:span>a<text:span text:style-name="T6">ś</text:span>nie og<text:span text:style-name="T6">ł</text:span>osi<text:span text:style-name="T6">ł</text:span> koniec prac na dzisiaj i z zadowoleniem konferowa<text:span text:style-name="T6">ł</text:span> z panem pu<text:span text:style-name="T6">ł</text:span>kownikiem Stanis<text:span text:style-name="T6">ł</text:span>awem Morsztynem, kt<text:span text:style-name="T6">ó</text:span>ry z lunet<text:span text:style-name="T6">ą, busolą, i papierowym planem okolicy robotę oceniał.</text:span></text:p>
      <text:p text:style-name="Dialog"><text:span text:style-name="T6">- Duży nam ten obóz na dzisiaj wyszedł. Więcej się rydlem tej wojny niż szablą namachamy - usłyszał Peter sierżanta.</text:span></text:p>
      <text:p text:style-name="Dialog"><text:span text:style-name="T6">- Rydel fortecę stanowi, rydla forteca się boi - rzekł pan Morsztyn - a ten obóz dla większej wojsk ilości żeśmy przygotowali, połączyć nam się trzeba nim na nieprzyjaciela ruszym.</text:span></text:p>
      <text:p text:style-name="Text_20_body"><text:span text:style-name="T6">Tego wieczora do obozu wmaszerowały wojska z Litwy przybyłe.</text:span></text:p>
      <text:p text:style-name="P9">Przybycie Sobieskiego pod Bar</text:p>
      <text:p text:style-name="P9">Kapitulacja Baru - Lipkowie przechodz<text:span text:style-name="T6">ą</text:span> na stron<text:span text:style-name="T6">ę</text:span> polsk<text:span text:style-name="T6">ą</text:span></text:p>
      <text:p text:style-name="P6"/>
      <text:h text:style-name="P13" text:outline-level="2">Rozdział IV</text:h>
      <text:p text:style-name="P9">Tymczasem w Stambule</text:p>
      <text:p text:style-name="P9">Wycieczki Kamienieckie i bitewki</text:p>
      <text:p text:style-name="P9">Przybycie odsieczy</text:p>
      <text:p text:style-name="Text_20_body"><text:span text:style-name="T7">Bitwa wi</text:span><text:span text:style-name="T7">elka</text:span></text:p>
      <text:p text:style-name="P9">Zawarcie rozejmu</text:p>
      <text:p text:style-name="P9">Gromienie Kozaków</text:p>
      <text:p text:style-name="P6"/>
      <text:p text:style-name="P6"/>
      <text:p text:style-name="P6"/>
      <text:p text:style-name="P4"/>
      <text:p text:style-name="P2"/>
      <text:p text:style-name="P2"/>
      <text:p text:style-name="P2"><text:s/></text:p>
      <text:p text:style-name="P1">Po zakonczeniu wojny z Turcja:</text:p>
      <text:p text:style-name="P1"/>
      <text:p text:style-name="P1">Peter wmieszał się pomiędzy dragonów Jabłonowskiego, i wreszcie usłyszał, jak wojewoda cicho mówił: „wojnę z Turkiem na tem zakończymy. Potem handel ruszy, Dniestrowy handel z Bakczysarajem, Białogrodem i dalej. Jak kiedyś, albo i lepiej, jeśli cesarskich do handlu nie dopuścimy...” Handel, pomyślał Peter, Polacy chcą dawne szlaki handlowe wielkimi rzekami wschodu wskrzesić... Peter postanowił przy tym być.</text:p>
      <text:p text:style-name="P1"/>
      <text:p text:style-name="P1">A dalej, o tym jak Ostrowski wytycza szlak handlowy wzdłuż Dniestru</text:p>
      <text:p text:style-name="Standard"><text:soft-page-break/><text:span text:style-name="Absatz-Standardschriftart"><text:span text:style-name="T1">Wozy zaprzężone w woły jechały wzdłuż Dniepru. Ich ładunek zadziwiał woźniców. Były to jakieś beczki, jakieś drągi, zwoje płótna, a także stosy desek dość długich. Co kilka dni dowódca całego tego </text:span></text:span><text:span text:style-name="Absatz-Standardschriftart"><text:span text:style-name="T1">pochodu, jakiś młody porucznik, zatrymywał pochód i kazał budować szopę, w której zostawiali część dziwnego ładunku.</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ans-serif"/>
    <style:font-face style:name="Calibri1" svg:font-family="Calibri, sans-serif"/>
    <style:font-face style:name="Calibri2" svg:font-family="Calibri" style:font-family-generic="swiss"/>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pl" fo:country="PL"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pl" fo:country="PL"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left="0cm" fo:margin-right="0cm" fo:margin-top="0.101cm" fo:margin-bottom="0.109cm" fo:hyphenation-ladder-count="no-limit" fo:text-indent="1.251cm" style:auto-text-indent="false"/>
      <style:text-properties fo:language="pl" fo:country="PL"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Kommentar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Kommentarthema" style:family="paragraph" style:parent-style-name="Kommentartext">
      <style:paragraph-properties fo:hyphenation-ladder-count="no-limit"/>
      <style:text-properties fo:font-weight="bold" style:font-weight-asian="bold" style:font-weight-complex="bold" fo:hyphenate="false" fo:hyphenation-remain-char-count="0" fo:hyphenation-push-char-count="0"/>
    </style:style>
    <style:style style:name="Überarbeitung" style:family="paragraph">
      <style:paragraph-properties fo:margin-top="0cm" fo:margin-bottom="0cm" fo:line-height="100%" fo:orphans="2" fo:widows="2" fo:hyphenation-ladder-count="no-limit"/>
      <style:text-properties fo:hyphenate="false" fo:hyphenation-remain-char-count="0" fo:hyphenation-push-char-count="0"/>
    </style:style>
    <style:style style:name="Sprechblasentext" style:family="paragraph" style:parent-style-name="Standard">
      <style:paragraph-properties fo:margin-top="0cm" fo:margin-bottom="0cm" fo:line-height="100%" fo:hyphenation-ladder-count="no-limit"/>
      <style:text-properties style:font-name="Tahoma" fo:font-size="8pt" style:font-size-asian="8pt" style:font-size-complex="8pt" fo:hyphenate="false" fo:hyphenation-remain-char-count="0" fo:hyphenation-push-char-count="0"/>
    </style:style>
    <style:style style:name="Dialog" style:family="paragraph" style:parent-style-name="Text_20_body">
      <style:paragraph-properties fo:margin-left="1.25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Aufzählungszeichen" style:family="paragraph" style:parent-style-name="Standard">
      <style:paragraph-properties fo:hyphenation-ladder-count="no-limit"/>
      <style:text-properties fo:hyphenate="false" fo:hyphenation-remain-char-count="0" fo:hyphenation-push-char-count="0"/>
    </style:style>
    <style:style style:name="End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Wierszyk" style:family="paragraph" style:parent-style-name="Standard">
      <style:paragraph-properties fo:margin-top="0cm" fo:margin-bottom="0cm" fo:hyphenation-ladder-count="no-limit"/>
      <style:text-properties fo:language="pl" fo:country="PL" fo:hyphenate="false" fo:hyphenation-remain-char-count="0" fo:hyphenation-push-char-count="0"/>
    </style:style>
    <style:style style:name="Absatz-Standardschriftart" style:family="text"/>
    <style:style style:name="Heading_20_1_20_Char" style:display-name="Heading 1 Char" style:family="text" style:parent-style-name="Absatz-Standardschriftar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Absatz-Standardschriftar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Absatz-Standardschriftart">
      <style:text-properties fo:color="#4f81bd" style:font-name="Cambria" fo:font-weight="bold" style:font-weight-asian="bold" style:font-weight-complex="bold"/>
    </style:style>
    <style:style style:name="Kommentarzeichen" style:family="text" style:parent-style-name="Absatz-Standardschriftart">
      <style:text-properties fo:font-size="8pt" style:font-size-asian="8pt" style:font-size-complex="8pt"/>
    </style:style>
    <style:style style:name="Comment_20_Text_20_Char" style:display-name="Comment Text Char" style:family="text" style:parent-style-name="Absatz-Standardschriftar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Absatz-Standardschriftart">
      <style:text-properties style:font-name="Tahoma" fo:font-size="8pt" style:font-size-asian="8pt" style:font-name-complex="Tahoma"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parent-style-name="Absatz-Standardschriftart">
      <style:text-properties style:text-position="super 64%"/>
    </style:style>
    <style:style style:name="Endnote_20_anchor" style:display-name="Endnote anchor" style:family="text">
      <style:text-properties style:text-position="super 64%"/>
    </style:style>
    <style:style style:name="Footnote_20_Symbol" style:display-name="Footnote Symbol" style:family="text"/>
    <style:style style:name="Footnote_20_anchor" style:display-name="Footnote anchor" style:family="text">
      <style:text-properties style:text-position="super 64%"/>
    </style:style>
    <style:style style:name="WW_5f_CharLFO2LVL2" style:display-name="WW_CharLFO2LVL2" style:family="text">
      <style:text-properties style:font-name="Times New Roman" style:font-name-complex="Courier New"/>
    </style:style>
    <style:style style:name="WW_5f_CharLFO2LVL5" style:display-name="WW_CharLFO2LVL5" style:family="text">
      <style:text-properties style:font-name="Times New Roman" style:font-name-complex="Courier New"/>
    </style:style>
    <style:style style:name="WW_5f_CharLFO2LVL8" style:display-name="WW_CharLFO2LVL8" style:family="text">
      <style:text-properties style:font-name="Times New Roman" style:font-name-complex="Courier New"/>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list-level-position-and-space-mode="label-alignment">
          <style:list-level-label-alignment text:label-followed-by="listtab"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Symbol"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Trzeciecki, Mikolaj</meta:initial-creator>
    <dc:creator>Mikolaj Trzeciecki</dc:creator>
    <meta:creation-date>2014-08-22T08:05:00Z</meta:creation-date>
    <dc:date>2016-12-21T14:08:52.46</dc:date>
    <meta:editing-cycles>829</meta:editing-cycles>
    <meta:editing-duration>P1DT18H2M35S</meta:editing-duration>
    <meta:document-statistic meta:table-count="0" meta:image-count="0" meta:object-count="0" meta:page-count="14" meta:paragraph-count="123" meta:word-count="6131" meta:character-count="41453"/>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